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style:font-face style:name="quote-cjk-patch" svg:font-family="quote-cjk-patch, Inter, system-ui, apple-system, BlinkMacSystemFont, 'Segoe UI', Roboto, Oxygen, Ubuntu, Cantarell, 'Open Sans', 'Helvetica Neue', sans-serif"/>
  </office:font-face-decls>
  <office:automatic-styles>
    <style:style style:name="P1" style:family="paragraph" style:parent-style-name="normal1">
      <style:text-properties fo:font-size="20pt" fo:language="en" fo:country="US" style:font-size-asian="20pt" style:font-size-complex="20pt"/>
    </style:style>
    <style:style style:name="P2" style:family="paragraph" style:parent-style-name="normal1">
      <style:text-properties fo:language="en" fo:country="US"/>
    </style:style>
    <style:style style:name="P3" style:family="paragraph" style:parent-style-name="normal1">
      <style:text-properties fo:language="en" fo:country="US" fo:font-weight="bold" style:font-weight-asian="bold" style:font-weight-complex="bold"/>
    </style:style>
    <style:style style:name="P4" style:family="paragraph" style:parent-style-name="normal1">
      <style:text-properties fo:font-size="8pt" fo:language="en" fo:country="US" style:font-size-asian="8pt" style:font-size-complex="8pt"/>
    </style:style>
    <style:style style:name="P5"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6" style:family="paragraph" style:parent-style-name="normal1">
      <style:paragraph-properties fo:margin-left="0.5in">
        <style:tab-stops/>
      </style:paragraph-properties>
      <style:text-properties fo:font-size="8pt" fo:language="en" fo:country="US" style:font-size-asian="8pt" style:font-size-complex="8pt"/>
    </style:style>
    <style:style style:name="P7"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8" style:family="paragraph" style:parent-style-name="normal1">
      <style:text-properties fo:font-size="8pt" style:font-size-asian="8pt" style:font-size-complex="8pt"/>
    </style:style>
    <style:style style:name="P9" style:family="paragraph" style:parent-style-name="normal1">
      <style:text-properties fo:font-size="8pt" fo:font-weight="bold" style:font-size-asian="8pt" style:font-weight-asian="bold" style:font-size-complex="8pt"/>
    </style:style>
    <style:style style:name="P10" style:family="paragraph" style:parent-style-name="normal1">
      <style:text-properties fo:color="#980000" loext:opacity="100%" fo:font-size="8pt" fo:language="en" fo:country="US" style:font-size-asian="8pt" style:font-size-complex="8pt"/>
    </style:style>
    <style:style style:name="P11" style:family="paragraph" style:parent-style-name="normal1">
      <style:paragraph-properties fo:text-indent="0.5in" style:auto-text-indent="false"/>
    </style:style>
    <style:style style:name="P12" style:family="paragraph" style:parent-style-name="normal1">
      <style:text-properties fo:font-size="9pt" fo:language="en" fo:country="US" style:font-size-asian="9pt" style:font-size-complex="9pt"/>
    </style:style>
    <style:style style:name="P13" style:family="paragraph" style:parent-style-name="normal1">
      <style:text-properties fo:font-size="14pt" fo:language="en" fo:country="US" fo:font-weight="bold" style:font-size-asian="14pt" style:font-weight-asian="bold" style:font-size-complex="14pt"/>
    </style:style>
    <style:style style:name="P14" style:family="paragraph" style:parent-style-name="normal1">
      <style:text-properties fo:font-size="10pt" fo:language="en" fo:country="US" style:font-size-asian="10pt" style:font-size-complex="10pt"/>
    </style:style>
    <style:style style:name="P15" style:family="paragraph" style:parent-style-name="Heading_20_3">
      <style:paragraph-properties fo:margin-top="0.1945in" fo:margin-bottom="0in" style:contextual-spacing="false" fo:keep-together="auto" fo:keep-with-next="auto"/>
    </style:style>
    <style:style style:name="P16" style:family="paragraph" style:parent-style-name="normal1" style:master-page-name="MP0">
      <style:paragraph-properties style:page-number="1" fo:break-before="page"/>
    </style:style>
    <style:style style:name="P17" style:family="paragraph" style:parent-style-name="normal1" style:list-style-name="WWNum7"/>
    <style:style style:name="P18" style:family="paragraph" style:parent-style-name="normal1" style:list-style-name="WWNum2"/>
    <style:style style:name="P19" style:family="paragraph" style:parent-style-name="normal1" style:list-style-name="WWNum1"/>
    <style:style style:name="P20" style:family="paragraph" style:parent-style-name="normal1" style:list-style-name="WWNum1">
      <style:text-properties fo:font-size="8pt" fo:language="en" fo:country="US" style:font-size-asian="8pt" style:font-size-complex="8pt"/>
    </style:style>
    <style:style style:name="P21" style:family="paragraph" style:parent-style-name="normal1" style:list-style-name="WWNum4">
      <style:text-properties fo:font-size="8pt" fo:font-weight="bold" style:font-size-asian="8pt" style:font-weight-asian="bold" style:font-size-complex="8pt"/>
    </style:style>
    <style:style style:name="P22" style:family="paragraph" style:parent-style-name="normal1" style:list-style-name="WWNum8"/>
    <style:style style:name="P23" style:family="paragraph" style:parent-style-name="normal1" style:list-style-name="WWNum4"/>
    <style:style style:name="P24" style:family="paragraph" style:parent-style-name="normal1" style:list-style-name="WWNum3">
      <style:paragraph-properties fo:margin-top="0.1665in" fo:margin-bottom="0in" style:contextual-spacing="false" fo:line-height="100%"/>
    </style:style>
    <style:style style:name="P25" style:family="paragraph" style:parent-style-name="normal1" style:list-style-name="WWNum3">
      <style:paragraph-properties fo:line-height="100%"/>
    </style:style>
    <style:style style:name="P26" style:family="paragraph" style:parent-style-name="normal1" style:list-style-name="WWNum3">
      <style:paragraph-properties fo:margin-top="0in" fo:margin-bottom="0.1665in" style:contextual-spacing="false" fo:line-height="100%"/>
    </style:style>
    <style:style style:name="P27" style:family="paragraph" style:parent-style-name="normal1" style:list-style-name="WWNum6">
      <style:paragraph-properties fo:margin-top="0.1665in" fo:margin-bottom="0in" style:contextual-spacing="false" fo:line-height="100%"/>
    </style:style>
    <style:style style:name="P28" style:family="paragraph" style:parent-style-name="normal1" style:list-style-name="WWNum6">
      <style:paragraph-properties fo:line-height="100%"/>
    </style:style>
    <style:style style:name="P29" style:family="paragraph" style:parent-style-name="normal1" style:list-style-name="WWNum6">
      <style:paragraph-properties fo:margin-top="0in" fo:margin-bottom="0.1665in" style:contextual-spacing="false" fo:line-height="100%"/>
    </style:style>
    <style:style style:name="P30" style:family="paragraph" style:parent-style-name="normal1" style:list-style-name="WWNum5">
      <style:paragraph-properties fo:margin-top="0.1665in" fo:margin-bottom="0in" style:contextual-spacing="false" fo:line-height="100%"/>
    </style:style>
    <style:style style:name="P31" style:family="paragraph" style:parent-style-name="normal1" style:list-style-name="WWNum5">
      <style:paragraph-properties fo:line-height="100%"/>
    </style:style>
    <style:style style:name="P32" style:family="paragraph" style:parent-style-name="normal1" style:list-style-name="WWNum5">
      <style:paragraph-properties fo:margin-top="0in" fo:margin-bottom="0.1665in" style:contextual-spacing="false" fo:line-height="100%"/>
    </style:style>
    <style:style style:name="P33" style:family="paragraph" style:parent-style-name="normal1" style:list-style-name="WWNum9">
      <style:paragraph-properties fo:margin-top="0.1665in" fo:margin-bottom="0in" style:contextual-spacing="false" fo:line-height="100%"/>
    </style:style>
    <style:style style:name="P34" style:family="paragraph" style:parent-style-name="normal1" style:list-style-name="WWNum9">
      <style:paragraph-properties fo:line-height="100%"/>
    </style:style>
    <style:style style:name="P35" style:family="paragraph" style:parent-style-name="normal1" style:list-style-name="WWNum9">
      <style:paragraph-properties fo:margin-top="0in" fo:margin-bottom="0.1665in" style:contextual-spacing="false" fo:line-height="100%"/>
    </style:style>
    <style:style style:name="P36" style:family="paragraph" style:parent-style-name="normal1">
      <style:text-properties officeooo:paragraph-rsid="0012638e"/>
    </style:style>
    <style:style style:name="P37" style:family="paragraph" style:parent-style-name="normal1">
      <style:text-properties fo:font-size="10pt" fo:language="en" fo:country="US" style:font-size-asian="10pt" style:font-size-complex="10pt"/>
    </style:style>
    <style:style style:name="P38" style:family="paragraph" style:parent-style-name="normal1">
      <style:text-properties fo:font-size="10pt" fo:language="en" fo:country="US" officeooo:paragraph-rsid="00158591" style:font-size-asian="10pt" style:font-size-complex="10pt"/>
    </style:style>
    <style:style style:name="P39" style:family="paragraph" style:parent-style-name="normal1">
      <style:text-properties officeooo:paragraph-rsid="001919d7"/>
    </style:style>
    <style:style style:name="P40" style:family="paragraph" style:parent-style-name="normal1">
      <style:text-properties officeooo:paragraph-rsid="001bcdad"/>
    </style:style>
    <style:style style:name="P41" style:family="paragraph" style:parent-style-name="normal1">
      <style:text-properties officeooo:rsid="001cbf9b" officeooo:paragraph-rsid="001cbf9b"/>
    </style:style>
    <style:style style:name="P42" style:family="paragraph" style:parent-style-name="normal1">
      <style:text-properties officeooo:paragraph-rsid="00247fc2"/>
    </style:style>
    <style:style style:name="P43" style:family="paragraph" style:parent-style-name="normal1">
      <style:text-properties officeooo:paragraph-rsid="002ee0a2"/>
    </style:style>
    <style:style style:name="P44" style:family="paragraph" style:parent-style-name="normal1">
      <style:text-properties officeooo:paragraph-rsid="0030c73d"/>
    </style:style>
    <style:style style:name="P45" style:family="paragraph" style:parent-style-name="normal1">
      <style:text-properties fo:font-size="9pt" officeooo:paragraph-rsid="002ee0a2" style:font-size-asian="9pt" style:font-size-complex="9pt"/>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size="20pt" fo:language="en" fo:country="US" style:font-size-asian="20pt" style:font-size-complex="20pt"/>
    </style:style>
    <style:style style:name="T4" style:family="text">
      <style:text-properties fo:font-size="8pt" fo:language="en" fo:country="US" fo:font-weight="bold" style:font-size-asian="8pt" style:font-weight-asian="bold" style:font-size-complex="8pt"/>
    </style:style>
    <style:style style:name="T5" style:family="text">
      <style:text-properties fo:font-size="8pt" fo:language="en" fo:country="US" fo:font-weight="bold" style:font-size-asian="8pt" style:font-weight-asian="bold" style:font-size-complex="8pt" style:font-weight-complex="bold"/>
    </style:style>
    <style:style style:name="T6" style:family="text">
      <style:text-properties fo:font-size="8pt" fo:language="en" fo:country="US" style:font-size-asian="8pt" style:font-size-complex="8pt"/>
    </style:style>
    <style:style style:name="T7" style:family="text">
      <style:text-properties fo:font-size="8pt" fo:language="en" fo:country="US" officeooo:rsid="002edb53" style:font-size-asian="8pt" style:font-size-complex="8pt"/>
    </style:style>
    <style:style style:name="T8" style:family="text">
      <style:text-properties fo:font-size="8pt" fo:font-weight="bold" style:font-size-asian="8pt" style:font-weight-asian="bold" style:font-size-complex="8pt"/>
    </style:style>
    <style:style style:name="T9" style:family="text">
      <style:text-properties fo:font-size="8pt" fo:font-weight="bold" officeooo:rsid="00158591" style:font-size-asian="8pt" style:font-weight-asian="bold" style:font-size-complex="8pt"/>
    </style:style>
    <style:style style:name="T10" style:family="text">
      <style:text-properties fo:font-size="8pt" fo:font-weight="bold" officeooo:rsid="00169195" style:font-size-asian="8pt" style:font-weight-asian="bold" style:font-size-complex="8pt"/>
    </style:style>
    <style:style style:name="T11" style:family="text">
      <style:text-properties fo:font-size="8pt" style:font-size-asian="8pt" style:font-size-complex="8pt"/>
    </style:style>
    <style:style style:name="T12" style:family="text">
      <style:text-properties fo:font-size="8pt" fo:font-weight="normal" officeooo:rsid="00158591" style:font-size-asian="8pt" style:font-weight-asian="normal" style:font-size-complex="8pt" style:font-weight-complex="normal"/>
    </style:style>
    <style:style style:name="T13" style:family="text">
      <style:text-properties fo:font-size="18pt" fo:language="en" fo:country="US" style:font-size-asian="18pt" style:font-size-complex="18pt"/>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color="#38761d" loext:opacity="100%" fo:language="en" fo:country="US" fo:font-weight="bold" style:font-weight-asian="bold"/>
    </style:style>
    <style:style style:name="T17" style:family="text">
      <style:text-properties fo:color="#38761d" loext:opacity="100%" fo:font-size="8pt" fo:language="en" fo:country="US" fo:font-weight="bold" style:font-size-asian="8pt" style:font-weight-asian="bold" style:font-size-complex="8pt"/>
    </style:style>
    <style:style style:name="T18" style:family="text">
      <style:text-properties fo:color="#4a86e8" loext:opacity="100%" fo:language="en" fo:country="US" fo:font-weight="bold" style:font-weight-asian="bold"/>
    </style:style>
    <style:style style:name="T19" style:family="text">
      <style:text-properties fo:color="#bf9000" loext:opacity="100%" fo:language="en" fo:country="US" fo:font-weight="bold" style:font-weight-asian="bold"/>
    </style:style>
    <style:style style:name="T20" style:family="text">
      <style:text-properties fo:color="#ff0000" loext:opacity="100%" fo:font-size="8pt" fo:language="en" fo:country="US" style:font-size-asian="8pt" style:font-size-complex="8pt"/>
    </style:style>
    <style:style style:name="T21" style:family="text">
      <style:text-properties fo:color="#0000ff" loext:opacity="100%" fo:font-size="8pt" fo:language="en" fo:country="US" fo:font-weight="bold" style:font-size-asian="8pt" style:font-weight-asian="bold" style:font-size-complex="8pt"/>
    </style:style>
    <style:style style:name="T22" style:family="text">
      <style:text-properties fo:color="#7f6000" loext:opacity="100%" fo:font-size="8pt" fo:language="en" fo:country="US" fo:font-weight="bold" style:font-size-asian="8pt" style:font-weight-asian="bold" style:font-size-complex="8pt"/>
    </style:style>
    <style:style style:name="T23" style:family="text">
      <style:text-properties fo:color="#980000" loext:opacity="100%" fo:font-size="8pt" fo:language="en" fo:country="US" fo:font-weight="bold" style:font-size-asian="8pt" style:font-weight-asian="bold" style:font-size-complex="8pt"/>
    </style:style>
    <style:style style:name="T24" style:family="text">
      <style:text-properties fo:color="#000000" loext:opacity="100%" fo:font-size="20pt" fo:language="en" fo:country="US" fo:font-weight="bold" style:font-size-asian="20pt" style:font-weight-asian="bold" style:font-size-complex="20pt"/>
    </style:style>
    <style:style style:name="T25" style:family="text">
      <style:text-properties fo:color="#000000" loext:opacity="100%" fo:font-size="11pt" fo:language="en" fo:country="US" style:font-size-asian="11pt" style:font-size-complex="11pt"/>
    </style:style>
    <style:style style:name="T26" style:family="text">
      <style:text-properties fo:color="#000000" loext:opacity="100%" fo:font-size="12pt" fo:language="en" fo:country="US" style:font-size-asian="12pt" style:font-size-complex="12pt"/>
    </style:style>
    <style:style style:name="T27" style:family="text">
      <style:text-properties fo:color="#000000" loext:opacity="100%" fo:language="en" fo:country="US"/>
    </style:style>
    <style:style style:name="T28" style:family="text">
      <style:text-properties fo:font-size="10pt" fo:language="en" fo:country="US" style:font-size-asian="10pt" style:font-size-complex="10pt"/>
    </style:style>
    <style:style style:name="T29" style:family="text">
      <style:text-properties fo:font-size="7pt" fo:language="en" fo:country="US" style:font-size-asian="7pt" style:font-size-complex="7pt"/>
    </style:style>
    <style:style style:name="T30" style:family="text">
      <style:text-properties fo:font-size="9pt" fo:language="en" fo:country="US" style:font-size-asian="9pt" style:font-size-complex="9pt"/>
    </style:style>
    <style:style style:name="T31" style:family="text">
      <style:text-properties fo:font-size="9pt" fo:language="en" fo:country="US" officeooo:rsid="0011d993" style:font-size-asian="9pt" style:font-size-complex="9pt"/>
    </style:style>
    <style:style style:name="T32" style:family="text">
      <style:text-properties fo:font-size="9pt" fo:language="en" fo:country="US" fo:font-weight="bold" style:font-size-asian="9pt" style:font-weight-asian="bold" style:font-size-complex="9pt" style:font-weight-complex="bold"/>
    </style:style>
    <style:style style:name="T33" style:family="text">
      <style:text-properties fo:font-size="9pt" fo:language="en" fo:country="US" fo:font-weight="bold" officeooo:rsid="001919d7" style:font-size-asian="9pt" style:font-weight-asian="bold" style:font-size-complex="9pt" style:font-weight-complex="bold"/>
    </style:style>
    <style:style style:name="T34" style:family="text">
      <style:text-properties fo:font-size="9pt" fo:language="en" fo:country="US" fo:font-weight="bold" officeooo:rsid="001c0432" style:font-size-asian="9pt" style:font-weight-asian="bold" style:font-size-complex="9pt" style:font-weight-complex="bold"/>
    </style:style>
    <style:style style:name="T35" style:family="text">
      <style:text-properties fo:font-size="9pt" fo:language="en" fo:country="US" fo:font-weight="bold" officeooo:rsid="001cbf9b" style:font-size-asian="9pt" style:font-weight-asian="bold" style:font-size-complex="9pt" style:font-weight-complex="bold"/>
    </style:style>
    <style:style style:name="T36" style:family="text">
      <style:text-properties fo:font-size="9pt" fo:language="en" fo:country="US" fo:font-weight="bold" officeooo:rsid="00247fc2" style:font-size-asian="9pt" style:font-weight-asian="bold" style:font-size-complex="9pt" style:font-weight-complex="bold"/>
    </style:style>
    <style:style style:name="T37" style:family="text">
      <style:text-properties fo:font-size="9pt" fo:language="en" fo:country="US" fo:font-weight="bold" officeooo:rsid="002cc04b" style:font-size-asian="9pt" style:font-weight-asian="bold" style:font-size-complex="9pt" style:font-weight-complex="bold"/>
    </style:style>
    <style:style style:name="T38" style:family="text">
      <style:text-properties fo:font-size="9pt" fo:language="en" fo:country="US" fo:font-weight="bold" officeooo:rsid="002ee0a2" style:font-size-asian="9pt" style:font-weight-asian="bold" style:font-size-complex="9pt" style:font-weight-complex="bold"/>
    </style:style>
    <style:style style:name="T39" style:family="text">
      <style:text-properties fo:font-size="9pt" fo:language="en" fo:country="US" fo:font-weight="normal" officeooo:rsid="0012638e" style:font-size-asian="9pt" style:font-weight-asian="normal" style:font-size-complex="9pt" style:font-weight-complex="normal"/>
    </style:style>
    <style:style style:name="T40" style:family="text">
      <style:text-properties fo:font-size="9pt" fo:language="en" fo:country="US" fo:font-weight="normal" officeooo:rsid="001454bf" style:font-size-asian="9pt" style:font-weight-asian="normal" style:font-size-complex="9pt" style:font-weight-complex="normal"/>
    </style:style>
    <style:style style:name="T41" style:family="text">
      <style:text-properties fo:font-size="9pt" fo:language="en" fo:country="US" fo:font-weight="normal" officeooo:rsid="00148bcd" style:font-size-asian="9pt" style:font-weight-asian="normal" style:font-size-complex="9pt" style:font-weight-complex="normal"/>
    </style:style>
    <style:style style:name="T42" style:family="text">
      <style:text-properties fo:font-size="9pt" fo:language="en" fo:country="US" fo:font-weight="normal" officeooo:rsid="001919d7" style:font-size-asian="9pt" style:font-weight-asian="normal" style:font-size-complex="9pt" style:font-weight-complex="normal"/>
    </style:style>
    <style:style style:name="T43" style:family="text">
      <style:text-properties fo:font-size="9pt" fo:language="en" fo:country="US" fo:font-weight="normal" officeooo:rsid="001bcdad" style:font-size-asian="9pt" style:font-weight-asian="normal" style:font-size-complex="9pt" style:font-weight-complex="normal"/>
    </style:style>
    <style:style style:name="T44" style:family="text">
      <style:text-properties fo:font-size="9pt" fo:language="en" fo:country="US" fo:font-weight="normal" officeooo:rsid="001cbf9b" style:font-size-asian="9pt" style:font-weight-asian="normal" style:font-size-complex="9pt" style:font-weight-complex="normal"/>
    </style:style>
    <style:style style:name="T45" style:family="text">
      <style:text-properties fo:font-size="9pt" fo:language="en" fo:country="US" fo:font-weight="normal" officeooo:rsid="001d03d0" style:font-size-asian="9pt" style:font-weight-asian="normal" style:font-size-complex="9pt" style:font-weight-complex="normal"/>
    </style:style>
    <style:style style:name="T46" style:family="text">
      <style:text-properties fo:font-size="9pt" fo:language="en" fo:country="US" fo:font-weight="normal" officeooo:rsid="0021b3b4" style:font-size-asian="9pt" style:font-weight-asian="normal" style:font-size-complex="9pt" style:font-weight-complex="normal"/>
    </style:style>
    <style:style style:name="T47" style:family="text">
      <style:text-properties fo:font-size="9pt" fo:language="en" fo:country="US" fo:font-weight="normal" officeooo:rsid="00230b69" style:font-size-asian="9pt" style:font-weight-asian="normal" style:font-size-complex="9pt" style:font-weight-complex="normal"/>
    </style:style>
    <style:style style:name="T48" style:family="text">
      <style:text-properties fo:font-size="9pt" fo:language="en" fo:country="US" fo:font-weight="normal" officeooo:rsid="00247fc2" style:font-size-asian="9pt" style:font-weight-asian="normal" style:font-size-complex="9pt" style:font-weight-complex="normal"/>
    </style:style>
    <style:style style:name="T49" style:family="text">
      <style:text-properties fo:font-size="9pt" fo:language="en" fo:country="US" fo:font-weight="normal" officeooo:rsid="00267382" style:font-size-asian="9pt" style:font-weight-asian="normal" style:font-size-complex="9pt" style:font-weight-complex="normal"/>
    </style:style>
    <style:style style:name="T50" style:family="text">
      <style:text-properties fo:font-size="9pt" fo:language="en" fo:country="US" fo:font-weight="normal" officeooo:rsid="002ee0a2" style:font-size-asian="9pt" style:font-weight-asian="normal" style:font-size-complex="9pt" style:font-weight-complex="normal"/>
    </style:style>
    <style:style style:name="T51" style:family="text">
      <style:text-properties fo:font-size="9pt" fo:language="en" fo:country="US" fo:font-weight="normal" officeooo:rsid="0030c73d" style:font-size-asian="9pt" style:font-weight-asian="normal" style:font-size-complex="9pt" style:font-weight-complex="normal"/>
    </style:style>
    <style:style style:name="T52" style:family="text">
      <style:text-properties fo:font-size="9pt" fo:language="en" fo:country="US" fo:font-weight="normal" officeooo:rsid="00324cc3" style:font-size-asian="9pt" style:font-weight-asian="normal" style:font-size-complex="9pt" style:font-weight-complex="normal"/>
    </style:style>
    <style:style style:name="T53" style:family="text">
      <style:text-properties fo:font-size="9pt" fo:language="en" fo:country="US" fo:font-weight="normal" officeooo:rsid="0035aed8" style:font-size-asian="9pt" style:font-weight-asian="normal" style:font-size-complex="9pt" style:font-weight-complex="normal"/>
    </style:style>
    <style:style style:name="T54" style:family="text">
      <style:text-properties fo:font-size="9pt" fo:language="en" fo:country="US" fo:font-weight="normal" officeooo:rsid="00364ac2" style:font-size-asian="9pt" style:font-weight-asian="normal" style:font-size-complex="9pt" style:font-weight-complex="normal"/>
    </style:style>
    <style:style style:name="T55" style:family="text">
      <style:text-properties fo:font-size="9pt" style:font-size-asian="9pt" style:font-size-complex="9pt"/>
    </style:style>
    <style:style style:name="T56" style:family="text">
      <style:text-properties fo:font-size="9pt" officeooo:rsid="001fc6c8" style:font-size-asian="9pt" style:font-size-complex="9pt"/>
    </style:style>
    <style:style style:name="T57" style:family="text">
      <style:text-properties fo:font-size="9pt" officeooo:rsid="0038459e" style:font-size-asian="9pt" style:font-size-complex="9pt"/>
    </style:style>
    <style:style style:name="T58" style:family="text">
      <style:text-properties fo:font-size="9pt" fo:font-weight="bold" style:font-size-asian="9pt" style:font-weight-asian="bold" style:font-size-complex="9pt" style:font-weight-complex="bold"/>
    </style:style>
    <style:style style:name="T59" style:family="text">
      <style:text-properties fo:font-size="14pt" fo:language="en" fo:country="US" fo:font-weight="bold" style:font-size-asian="14pt" style:font-weight-asian="bold" style:font-size-complex="14pt"/>
    </style:style>
    <style:style style:name="T60" style:family="text">
      <style:text-properties officeooo:rsid="00390644"/>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Default_20_Paragraph_20_Font"><text:span text:style-name="T1">Durak Roguelike Overview:</text:span></text:span><text:span text:style-name="Default_20_Paragraph_20_Font"><text:span text:style-name="T3">Phases:</text:span></text:span></text:p>
      <text:p text:style-name="P1"/>
      <text:p text:style-name="P2">Attacking <text:s/>turn phase cycle:</text:p>
      <text:p text:style-name="P4"/>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Declare attackers:</text:span></text:span><text:span text:style-name="Default_20_Paragraph_20_Font"><text:span text:style-name="T6"> put down your attacking cards.</text:span></text:span></text:p>
      <text:p text:style-name="normal1"><text:span text:style-name="Default_20_Paragraph_20_Font"><text:span text:style-name="T6">Attack triggers: any effects that happen when you attack with a card happen here</text:span></text:span></text:p>
      <text:p text:style-name="normal1"><text:span text:style-name="Default_20_Paragraph_20_Font"><text:span text:style-name="T4">Enemies defense phase:</text:span></text:span><text:span text:style-name="Default_20_Paragraph_20_Font"><text:span text:style-name="T6">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4">Damage phase :</text:span></text:span><text:span text:style-name="Default_20_Paragraph_20_Font"><text:span text:style-name="T6"> any cards not defended deal damage to the enemies they attacked. Damage multipliers happy here</text:span></text:span></text:p>
      <text:p text:style-name="P4"/>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4"/>
      <text:p text:style-name="P2">Defending phase phase cycle:</text:p>
      <text:p text:style-name="P4"/>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Enemies <text:s/>declare attackers:</text:span></text:span><text:span text:style-name="Default_20_Paragraph_20_Font"><text:span text:style-name="T6"> enemies play the cards they will attack with</text:span></text:span></text:p>
      <text:p text:style-name="normal1"><text:span text:style-name="Default_20_Paragraph_20_Font"><text:span text:style-name="T4">Attack triggers:</text:span></text:span><text:span text:style-name="Default_20_Paragraph_20_Font"><text:span text:style-name="T6"> any effects that happen when you attack with a card happen here</text:span></text:span></text:p>
      <text:p text:style-name="normal1"><text:span text:style-name="Default_20_Paragraph_20_Font"><text:span text:style-name="T4">Defense phase:</text:span></text:span><text:span text:style-name="Default_20_Paragraph_20_Font"><text:span text:style-name="T6">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4">Damage phase :</text:span></text:span><text:span text:style-name="Default_20_Paragraph_20_Font"><text:span text:style-name="T6"> any cards not defended deal damage to the player. Damage multipliers happy here</text:span></text:span></text:p>
      <text:p text:style-name="P4"/>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4"/>
      <text:p text:style-name="P5"/>
      <text:p text:style-name="normal1"><text:span text:style-name="Default_20_Paragraph_20_Font"><text:span text:style-name="T13">Itemization</text:span></text:span><text:span text:style-name="Default_20_Paragraph_20_Font"><text:span text:style-name="T1">:</text:span></text:span></text:p>
      <text:p text:style-name="P2"/>
      <text:p text:style-name="normal1"><text:span text:style-name="Default_20_Paragraph_20_Font"><text:span text:style-name="T3">Special Cards:</text:span></text:span></text:p>
      <text:p text:style-name="normal1"><text:span text:style-name="Default_20_Paragraph_20_Font"><text:span text:style-name="T6">Go into the deck and can be picked up:<text:line-break/></text:span></text:span><text:span text:style-name="Default_20_Paragraph_20_Font"><text:span text:style-name="T1">Modified Cards:</text:span></text:span></text:p>
      <text:p text:style-name="normal1"><text:span text:style-name="Default_20_Paragraph_20_Font"><text:span text:style-name="T6">Modify normal cards in the deck and can be stacked</text:span></text:span></text:p>
      <text:list text:style-name="WWNum7">
        <text:list-item text:start-value="1">
          <text:p text:style-name="P17"><text:span text:style-name="Default_20_Paragraph_20_Font"><text:span text:style-name="T4">Restoring</text:span></text:span><text:span text:style-name="Default_20_Paragraph_20_Font"><text:span text:style-name="T6">: Defend with this card to gain health equal to the difference of values between the defending and defended cards,</text:span></text:span></text:p>
        </text:list-item>
        <text:list-item>
          <text:p text:style-name="P17"><text:span text:style-name="Default_20_Paragraph_20_Font"><text:span text:style-name="T4">Bounce </text:span></text:span><text:span text:style-name="Default_20_Paragraph_20_Font"><text:span text:style-name="T6">: When defending, this card does <text:s/>damage <text:s/>equal <text:s/>to the difference of values between the defending and defended cards,</text:span></text:span></text:p>
        </text:list-item>
        <text:list-item>
          <text:p text:style-name="P17"><text:span text:style-name="Default_20_Paragraph_20_Font"><text:span text:style-name="T4">Burn X</text:span></text:span><text:span text:style-name="Default_20_Paragraph_20_Font"><text:span text:style-name="T6">: Deal 1 damage for each burn modifier on the card,</text:span></text:span></text:p>
        </text:list-item>
        <text:list-item>
          <text:p text:style-name="P17"><text:span text:style-name="Default_20_Paragraph_20_Font"><text:span text:style-name="T4">Parry</text:span></text:span><text:span text:style-name="Default_20_Paragraph_20_Font"><text:span text:style-name="T6">: Reverse with this card to deal that cards value as damage</text:span></text:span></text:p>
        </text:list-item>
        <text:list-item>
          <text:p text:style-name="P17"><text:span text:style-name="Default_20_Paragraph_20_Font"><text:span text:style-name="T4">Draw X</text:span></text:span><text:span text:style-name="Default_20_Paragraph_20_Font"><text:span text:style-name="T6">: Draws 1 card for each draw modifier on the card when played.</text:span></text:span></text:p>
        </text:list-item>
        <text:list-item>
          <text:p text:style-name="P17"><text:span text:style-name="Default_20_Paragraph_20_Font"><text:span text:style-name="T4">Cripple X</text:span></text:span><text:span text:style-name="Default_20_Paragraph_20_Font"><text:span text:style-name="T6">: Makes opponent discard 1 card for each cripple modifier on the card when played</text:span></text:span></text:p>
        </text:list-item>
        <text:list-item>
          <text:p text:style-name="P17"><text:span text:style-name="Default_20_Paragraph_20_Font"><text:span text:style-name="T4">Spiky X</text:span></text:span><text:span text:style-name="Default_20_Paragraph_20_Font"><text:span text:style-name="T6">: When this card is defended deal 1 damage for each spiky modifier of the card to the defending player.</text:span></text:span></text:p>
        </text:list-item>
      </text:list>
      <text:p text:style-name="normal1"><text:span text:style-name="Default_20_Paragraph_20_Font"><text:span text:style-name="T6"><text:tab/><text:tab/><text:tab/><text:tab/><text:tab/></text:span></text:span></text:p>
      <text:p text:style-name="normal1">Variable Cards:</text:p>
      <text:list text:style-name="WWNum2">
        <text:list-item text:start-value="1">
          <text:p text:style-name="P18"><text:span text:style-name="Default_20_Paragraph_20_Font"><text:span text:style-name="T4">Laika card: </text:span></text:span><text:span text:style-name="Default_20_Paragraph_20_Font"><text:span text:style-name="T6">can defend any card <text:s/>but a 0 number <text:s/>when <text:s/>it comes to attacking</text:span></text:span></text:p>
        </text:list-item>
      </text:list>
      <text:p text:style-name="normal1">Effect Cards:</text:p>
      <text:list text:style-name="WWNum1">
        <text:list-item text:start-value="1">
          <text:p text:style-name="P19"><text:span text:style-name="Default_20_Paragraph_20_Font"><text:span text:style-name="T4">Upgrade Card</text:span></text:span><text:span text:style-name="Default_20_Paragraph_20_Font"><text:span text:style-name="T6">: Increase Rank of all hand by one.this round</text:span></text:span></text:p>
        </text:list-item>
        <text:list-item>
          <text:p text:style-name="P19"><text:span text:style-name="Default_20_Paragraph_20_Font"><text:span text:style-name="T4">Prison card</text:span></text:span><text:span text:style-name="Default_20_Paragraph_20_Font"><text:span text:style-name="T6">: Defend any card =&gt; That card will be back next round.</text:span></text:span></text:p>
        </text:list-item>
        <text:list-item>
          <text:p text:style-name="P20"/>
        </text:list-item>
      </text:list>
      <text:h text:style-name="Heading_20_1" text:outline-level="1"><text:bookmark text:name="_ofhjui6fj6ph"/><text:soft-page-break/>Relics:</text:h>
      <text:p text:style-name="normal1"><text:line-break/> <text:tab/>Boss relics<text:span text:style-name="Default_20_Paragraph_20_Font"><text:span text:style-name="T14">:</text:span></text:span></text:p>
      <text:p text:style-name="P8"/>
      <text:list text:style-name="WWNum8">
        <text:list-item text:start-value="1">
          <text:p text:style-name="P22"><text:span text:style-name="Default_20_Paragraph_20_Font"><text:span text:style-name="T4">Red/Black Smugged dog</text:span></text:span><text:span text:style-name="Default_20_Paragraph_20_Font"><text:span text:style-name="T6">: black color cards / red color cards become one suite</text:span></text:span></text:p>
        </text:list-item>
        <text:list-item>
          <text:p text:style-name="P22"><text:span text:style-name="Default_20_Paragraph_20_Font"><text:span text:style-name="T4">Sneaky Cat</text:span></text:span><text:span text:style-name="Default_20_Paragraph_20_Font"><text:span text:style-name="T6">: you can defend <text:s/>the opponents cards with the exact valuation (Brakes the fucking Game in a shit way)</text:span></text:span></text:p>
        </text:list-item>
        <text:list-item>
          <text:p text:style-name="P22"><text:span text:style-name="Default_20_Paragraph_20_Font"><text:span text:style-name="T4">Dog Training</text:span></text:span><text:span text:style-name="Default_20_Paragraph_20_Font"><text:span text:style-name="T6">: each card adds +X to atk dmg <text:s/>each time it is attacked with.</text:span></text:span></text:p>
        </text:list-item>
        <text:list-item>
          <text:p text:style-name="P22"><text:span text:style-name="Default_20_Paragraph_20_Font"><text:span text:style-name="T4">Laika’d</text:span></text:span><text:span text:style-name="Default_20_Paragraph_20_Font"><text:span text:style-name="T6">: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16">common</text:span></text:span><text:span text:style-name="Default_20_Paragraph_20_Font"><text:span text:style-name="T2">//</text:span></text:span><text:span text:style-name="Default_20_Paragraph_20_Font"><text:span text:style-name="T18">rare</text:span></text:span><text:span text:style-name="Default_20_Paragraph_20_Font"><text:span text:style-name="T2">//</text:span></text:span><text:span text:style-name="Default_20_Paragraph_20_Font"><text:span text:style-name="T19">legendary</text:span></text:span></text:p>
      <text:list text:style-name="WWNum4">
        <text:list-item text:start-value="1">
          <text:p text:style-name="P23"><text:span text:style-name="Default_20_Paragraph_20_Font"><text:span text:style-name="T4">Reroll shop</text:span></text:span><text:span text:style-name="Default_20_Paragraph_20_Font"><text:span text:style-name="T6">: x times free reroll</text:span></text:span></text:p>
        </text:list-item>
        <text:list-item>
          <text:p text:style-name="P23"><text:span text:style-name="Default_20_Paragraph_20_Font"><text:span text:style-name="T4">Siberian Shackles</text:span></text:span><text:span text:style-name="Default_20_Paragraph_20_Font"><text:span text:style-name="T6">: +X% chance of freezing</text:span></text:span></text:p>
        </text:list-item>
        <text:list-item>
          <text:p text:style-name="P23"><text:span text:style-name="Default_20_Paragraph_20_Font"><text:span text:style-name="T4">Winter Offensive: </text:span></text:span><text:span text:style-name="Default_20_Paragraph_20_Font"><text:span text:style-name="T6">+X% atk dmg for freezed enemy</text:span></text:span></text:p>
        </text:list-item>
        <text:list-item>
          <text:p text:style-name="P23"><text:span text:style-name="Default_20_Paragraph_20_Font"><text:span text:style-name="T4">Comfy bed: </text:span></text:span><text:span text:style-name="Default_20_Paragraph_20_Font"><text:span text:style-name="T6">At the beginning of each turn, set <text:s/>shield to 5</text:span></text:span></text:p>
        </text:list-item>
        <text:list-item>
          <text:p text:style-name="P23"><text:span text:style-name="Default_20_Paragraph_20_Font"><text:span text:style-name="T4">Samoyed’s ball of fluff: </text:span></text:span><text:span text:style-name="Default_20_Paragraph_20_Font"><text:span text:style-name="T6">Regen lasts for 1 turn longer</text:span></text:span></text:p>
        </text:list-item>
        <text:list-item>
          <text:p text:style-name="P23"><text:span text:style-name="Default_20_Paragraph_20_Font"><text:span text:style-name="T4">Burrow the bone: </text:span></text:span><text:span text:style-name="Default_20_Paragraph_20_Font"><text:span text:style-name="T6">Once per encounter you may discard all your cards and draw a new hand</text:span></text:span></text:p>
        </text:list-item>
        <text:list-item>
          <text:p text:style-name="P23"><text:span text:style-name="Default_20_Paragraph_20_Font"><text:span text:style-name="T6">:</text:span></text:span><text:span text:style-name="Default_20_Paragraph_20_Font"><text:span text:style-name="T20">While enemy is weakened, they heal only 50% of the amount?</text:span></text:span></text:p>
        </text:list-item>
        <text:list-item>
          <text:p text:style-name="P23"><text:span text:style-name="Default_20_Paragraph_20_Font"><text:span text:style-name="T4">Poisoned Fangs: </text:span></text:span><text:span text:style-name="Default_20_Paragraph_20_Font"><text:span text:style-name="T6">Applying weakness lasts for 1 turn longer <text:s/></text:span></text:span></text:p>
        </text:list-item>
        <text:list-item>
          <text:p text:style-name="P23"><text:span text:style-name="Default_20_Paragraph_20_Font"><text:span text:style-name="T4">Hot potato: </text:span></text:span><text:span text:style-name="Default_20_Paragraph_20_Font"><text:span text:style-name="T6">Once per encounter, a card will randomly get 2 burn</text:span></text:span></text:p>
        </text:list-item>
        <text:list-item>
          <text:p text:style-name="P23"><text:span text:style-name="Default_20_Paragraph_20_Font"><text:span text:style-name="T4">Childhood's plushie: </text:span></text:span><text:span text:style-name="Default_20_Paragraph_20_Font"><text:span text:style-name="T6">When defending, X% chance to block a card without using a card</text:span></text:span></text:p>
        </text:list-item>
        <text:list-item>
          <text:p text:style-name="P23"><text:span text:style-name="Default_20_Paragraph_20_Font"><text:span text:style-name="T8">Training whistle:</text:span></text:span></text:p>
        </text:list-item>
        <text:list-item>
          <text:p text:style-name="P23"><text:span text:style-name="Default_20_Paragraph_20_Font"><text:span text:style-name="T4">Tag: </text:span></text:span><text:span text:style-name="Default_20_Paragraph_20_Font"><text:span text:style-name="T6">+X% increased chance to get rare items in shop</text:span></text:span></text:p>
        </text:list-item>
        <text:list-item>
          <text:p text:style-name="P23"><text:span text:style-name="Default_20_Paragraph_20_Font"><text:span text:style-name="T4">Bark of the alpha: </text:span></text:span><text:span text:style-name="Default_20_Paragraph_20_Font"><text:span text:style-name="T6">When starting a combat, enemies get barked by the alfa, causing weakness for one turn</text:span></text:span></text:p>
        </text:list-item>
        <text:list-item>
          <text:p text:style-name="P23"><text:span text:style-name="Default_20_Paragraph_20_Font"><text:span text:style-name="T8">Matryoshka doll:</text:span></text:span></text:p>
        </text:list-item>
        <text:list-item>
          <text:p text:style-name="P23"><text:span text:style-name="Default_20_Paragraph_20_Font"><text:span text:style-name="T4">Ice cream cone: </text:span></text:span><text:span text:style-name="Default_20_Paragraph_20_Font"><text:span text:style-name="T6">freeze lasts one card longer</text:span></text:span></text:p>
        </text:list-item>
        <text:list-item>
          <text:p text:style-name="P23"><text:span text:style-name="Default_20_Paragraph_20_Font"><text:span text:style-name="T4">Vodka: activate once per day: randomise hand, all cards 1+ rank.</text:span></text:span></text:p>
        </text:list-item>
        <text:list-item>
          <text:p text:style-name="P23"><text:span text:style-name="Default_20_Paragraph_20_Font"><text:span text:style-name="T4">Babushka’s knitted scarf: </text:span></text:span><text:span text:style-name="Default_20_Paragraph_20_Font"><text:span text:style-name="T6">In each encounter, Babushka protects you from the first attack</text:span></text:span></text:p>
        </text:list-item>
        <text:list-item>
          <text:p text:style-name="P23"><text:span text:style-name="Default_20_Paragraph_20_Font"><text:span text:style-name="T4">Sled leader’s mark: </text:span></text:span><text:span text:style-name="Default_20_Paragraph_20_Font"><text:span text:style-name="T6">Every time you attack with a husky face card, you can play any husky card and it becomes unblockable</text:span></text:span></text:p>
        </text:list-item>
        <text:list-item>
          <text:p text:style-name="P23"><text:span text:style-name="Default_20_Paragraph_20_Font"><text:span text:style-name="T4">Wolf’s Gambit</text:span></text:span><text:span text:style-name="Default_20_Paragraph_20_Font"><text:span text:style-name="T6">: Once per encounter, double the effect of any numeric card played. If it’s a face card, double its value and draw an additional card.</text:span></text:span></text:p>
        </text:list-item>
        <text:list-item>
          <text:p text:style-name="P23"><text:span text:style-name="Default_20_Paragraph_20_Font"><text:span text:style-name="T4">Bone</text:span></text:span><text:span text:style-name="Default_20_Paragraph_20_Font"><text:span text:style-name="T6">: activate once per encounter: you throw the bone at the enemies. Enemies are distracted for one turn and won't block any cards.</text:span></text:span></text:p>
        </text:list-item>
        <text:list-item>
          <text:p text:style-name="P23"><text:span text:style-name="Default_20_Paragraph_20_Font"><text:span text:style-name="T4">Bag of mysterious treats</text:span></text:span><text:span text:style-name="Default_20_Paragraph_20_Font"><text:span text:style-name="T6">: heals 5 HP each turn it’s held, but you have a 10% chance of getting distracted and eating the whole bag at once, restoring full health but losing the item. </text:span></text:span><text:span text:style-name="Default_20_Paragraph_20_Font"><text:span text:style-name="T11">Press to discard.</text:span></text:span></text:p>
        </text:list-item>
        <text:list-item>
          <text:p text:style-name="P21"/>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normal1"><text:span text:style-name="Default_20_Paragraph_20_Font"><text:span text:style-name="T4">Items:</text:span></text:span></text:p>
      <text:p text:style-name="normal1"><text:span text:style-name="Default_20_Paragraph_20_Font"><text:span text:style-name="T17">common</text:span></text:span><text:span text:style-name="Default_20_Paragraph_20_Font"><text:span text:style-name="T4">:</text:span></text:span></text:p>
      <text:p text:style-name="normal1"><text:span text:style-name="Default_20_Paragraph_20_Font"><text:span text:style-name="T4">Doggy Snack</text:span></text:span><text:span text:style-name="Default_20_Paragraph_20_Font"><text:span text:style-name="T6">: +10 max Hp; </text:span></text:span><text:span text:style-name="Default_20_Paragraph_20_Font"><text:span text:style-name="T4">IMPLEMENTED</text:span></text:span></text:p>
      <text:p text:style-name="normal1"><text:span text:style-name="Default_20_Paragraph_20_Font"><text:span text:style-name="T4">Hot paws</text:span></text:span><text:span text:style-name="Default_20_Paragraph_20_Font"><text:span text:style-name="T6">: 10 random cards gain </text:span></text:span><text:span text:style-name="Default_20_Paragraph_20_Font"><text:span text:style-name="T4">Burn 1 IMPLEMENTED</text:span></text:span></text:p>
      <text:p text:style-name="normal1"><text:span text:style-name="Default_20_Paragraph_20_Font"><text:span text:style-name="T4">Clipped claws: </text:span></text:span><text:span text:style-name="Default_20_Paragraph_20_Font"><text:span text:style-name="T6">5 random cards gain </text:span></text:span><text:span text:style-name="Default_20_Paragraph_20_Font"><text:span text:style-name="T4">Spiky 1 IMPLEMENTED</text:span></text:span></text:p>
      <text:p text:style-name="normal1"><text:span text:style-name="Default_20_Paragraph_20_Font"><text:span text:style-name="T4">Dacha Doorstep: </text:span></text:span><text:span text:style-name="Default_20_Paragraph_20_Font"><text:span text:style-name="T6">3 random cards gain Bounce </text:span></text:span><text:span text:style-name="Default_20_Paragraph_20_Font"><text:span text:style-name="T4">IMPLEMENTED</text:span></text:span></text:p>
      <text:p text:style-name="normal1"><text:span text:style-name="Default_20_Paragraph_20_Font"><text:span text:style-name="T4">Babushka’s Borsh</text:span></text:span><text:span text:style-name="Default_20_Paragraph_20_Font"><text:span text:style-name="T6">: 3 random cards gain Restoring</text:span></text:span><text:span text:style-name="Default_20_Paragraph_20_Font"><text:span text:style-name="T1"> </text:span></text:span><text:span text:style-name="Default_20_Paragraph_20_Font"><text:span text:style-name="T4">IMPLEMENTED</text:span></text:span></text:p>
      <text:p text:style-name="normal1"><text:span text:style-name="Default_20_Paragraph_20_Font"><text:span text:style-name="T4">Contraband Care Package:</text:span></text:span><text:span text:style-name="Default_20_Paragraph_20_Font"><text:span text:style-name="T6"> 2 random cards gain Draw 1 </text:span></text:span><text:span text:style-name="Default_20_Paragraph_20_Font"><text:span text:style-name="T4">IMPLEMENTED</text:span></text:span></text:p>
      <text:p text:style-name="normal1"><text:span text:style-name="Default_20_Paragraph_20_Font"><text:span text:style-name="T4">Fluffy Ushanka: </text:span></text:span><text:span text:style-name="Default_20_Paragraph_20_Font"><text:span text:style-name="T6">Whenever healing health, heal +5 health.</text:span></text:span><text:span text:style-name="Default_20_Paragraph_20_Font"><text:span text:style-name="T4">IMPLEMENTED</text:span></text:span></text:p>
      <text:p text:style-name="normal1"><text:span text:style-name="Default_20_Paragraph_20_Font"><text:span text:style-name="T21">rare</text:span></text:span><text:span text:style-name="Default_20_Paragraph_20_Font"><text:span text:style-name="T4">:</text:span></text:span></text:p>
      <text:p text:style-name="normal1"><text:span text:style-name="Default_20_Paragraph_20_Font"><text:span text:style-name="T4">Molotov Kibble: </text:span></text:span><text:span text:style-name="Default_20_Paragraph_20_Font"><text:span text:style-name="T6">When playing a card with burn 25% to make a random card in your deck gain </text:span></text:span><text:span text:style-name="Default_20_Paragraph_20_Font"><text:span text:style-name="T4">Burn 1 IMPLEMENTED</text:span></text:span></text:p>
      <text:p text:style-name="normal1"><text:span text:style-name="Default_20_Paragraph_20_Font"><text:span text:style-name="T4">Siberian Bear Hunting Suit: </text:span></text:span><text:span text:style-name="Default_20_Paragraph_20_Font"><text:span text:style-name="T6">odd cards gain</text:span></text:span><text:span text:style-name="Default_20_Paragraph_20_Font"><text:span text:style-name="T4"> Spiky 1 IMPLEMENTED</text:span></text:span></text:p>
      <text:p text:style-name="normal1"><text:span text:style-name="Default_20_Paragraph_20_Font"><text:span text:style-name="T4">The Breadline Bargain: </text:span></text:span><text:span text:style-name="Default_20_Paragraph_20_Font"><text:span text:style-name="T6">+1 card on draw </text:span></text:span><text:span text:style-name="Default_20_Paragraph_20_Font"><text:span text:style-name="T4">IMPLEMENTED</text:span></text:span></text:p>
      <text:p text:style-name="normal1"><text:span text:style-name="Default_20_Paragraph_20_Font"><text:span text:style-name="T4">Chew toy</text:span></text:span><text:span text:style-name="Default_20_Paragraph_20_Font"><text:span text:style-name="T6">: After each encounter, heal for +5% max health</text:span></text:span></text:p>
      <text:p text:style-name="normal1"><text:span text:style-name="Default_20_Paragraph_20_Font"><text:span text:style-name="T4">Grilled steak: Doubles max health IMPLEMENTED</text:span></text:span></text:p>
      <text:p text:style-name="normal1"><text:span text:style-name="Default_20_Paragraph_20_Font"><text:span text:style-name="T4">Babushka’s Slipper:</text:span></text:span><text:span text:style-name="Default_20_Paragraph_20_Font"><text:span text:style-name="T6"> even cards <text:s/>you have have</text:span></text:span><text:span text:style-name="Default_20_Paragraph_20_Font"><text:span text:style-name="T4"> Parry IMPLEMENTED</text:span></text:span></text:p>
      <text:p text:style-name="normal1"><text:span text:style-name="Default_20_Paragraph_20_Font"><text:span text:style-name="T4">Doctor’s Sausage:</text:span></text:span><text:span text:style-name="Default_20_Paragraph_20_Font"><text:span text:style-name="T6"> +1 rank for all deck </text:span></text:span><text:span text:style-name="Default_20_Paragraph_20_Font"><text:span text:style-name="T4">IMPLEMENTED</text:span></text:span></text:p>
      <text:p text:style-name="normal1"><text:span text:style-name="Default_20_Paragraph_20_Font"><text:span text:style-name="T4">Tsar's crown: </text:span></text:span><text:span text:style-name="Default_20_Paragraph_20_Font"><text:span text:style-name="T6">All face cards +1 value </text:span></text:span><text:span text:style-name="Default_20_Paragraph_20_Font"><text:span text:style-name="T4">IMPLEMENTED</text:span></text:span></text:p>
      <text:p text:style-name="normal1"><text:span text:style-name="Default_20_Paragraph_20_Font"><text:span text:style-name="T4">Laika’s Number: </text:span></text:span><text:span text:style-name="Default_20_Paragraph_20_Font"><text:span text:style-name="T6">every 7 turns convert a random card into a laika</text:span></text:span></text:p>
      <text:p text:style-name="normal1"><text:span text:style-name="Default_20_Paragraph_20_Font"><text:span text:style-name="T4">Red Caviar</text:span></text:span><text:span text:style-name="Default_20_Paragraph_20_Font"><text:span text:style-name="T6">: All red suits +1 </text:span></text:span><text:span text:style-name="Default_20_Paragraph_20_Font"><text:span text:style-name="T4">IMPLEMENTED</text:span></text:span></text:p>
      <text:p text:style-name="normal1"><text:span text:style-name="Default_20_Paragraph_20_Font"><text:span text:style-name="T5">Off-Shore Account:</text:span></text:span><text:span text:style-name="Default_20_Paragraph_20_Font"><text:span text:style-name="T6"> gain an amount of money that increases with encounters played </text:span></text:span><text:span text:style-name="Default_20_Paragraph_20_Font"><text:span text:style-name="T4">IMPLEMENTED</text:span></text:span></text:p>
      <text:p text:style-name="normal1"><text:span text:style-name="Default_20_Paragraph_20_Font"><text:span text:style-name="T4">MMMrecruitment letter: </text:span></text:span><text:span text:style-name="Default_20_Paragraph_20_Font"><text:span text:style-name="T6">aditional cards give more reward, card hoarder CC</text:span></text:span><text:span text:style-name="Default_20_Paragraph_20_Font"><text:span text:style-name="T4">.IMPLEMENTED</text:span></text:span></text:p>
      <text:p text:style-name="normal1"><text:span text:style-name="Default_20_Paragraph_20_Font"><text:span text:style-name="T22">legendary</text:span></text:span><text:span text:style-name="Default_20_Paragraph_20_Font"><text:span text:style-name="T4">:</text:span></text:span></text:p>
      <text:p text:style-name="normal1"><text:span text:style-name="Default_20_Paragraph_20_Font"><text:span text:style-name="T5">Ravenous Rottweiler Fang: </text:span></text:span><text:span text:style-name="Default_20_Paragraph_20_Font"><text:span text:style-name="T6">heal for <text:s/></text:span></text:span><text:span text:style-name="Default_20_Paragraph_20_Font"><text:span text:style-name="T7">1 hp for each instance of damage you deal that is more than 2 damage.</text:span></text:span></text:p>
      <text:p text:style-name="normal1"><text:span text:style-name="Default_20_Paragraph_20_Font"><text:span text:style-name="T4">The Oligarch’s Previledge: </text:span></text:span><text:span text:style-name="Default_20_Paragraph_20_Font"><text:span text:style-name="T6">+2 card on draw </text:span></text:span><text:span text:style-name="Default_20_Paragraph_20_Font"><text:span text:style-name="T4">IMPLEMENTED</text:span></text:span></text:p>
      <text:p text:style-name="normal1"><text:span text:style-name="Default_20_Paragraph_20_Font"><text:span text:style-name="T4">Balalaika: </text:span></text:span><text:span text:style-name="Default_20_Paragraph_20_Font"><text:span text:style-name="T6">Every third damage dealt is doubled.</text:span></text:span><text:span text:style-name="Default_20_Paragraph_20_Font"><text:span text:style-name="T4"> IMPLEMENTED</text:span></text:span></text:p>
      <text:p text:style-name="normal1"><text:span text:style-name="Default_20_Paragraph_20_Font"><text:span text:style-name="T4">Black Caviar</text:span></text:span><text:span text:style-name="Default_20_Paragraph_20_Font"><text:span text:style-name="T6">: All black suits +2 </text:span></text:span><text:span text:style-name="Default_20_Paragraph_20_Font"><text:span text:style-name="T4">IMPLEMENTED</text:span></text:span></text:p>
      <text:p text:style-name="normal1"><text:span text:style-name="Default_20_Paragraph_20_Font"><text:span text:style-name="T4">Sausages With Hren:</text:span></text:span><text:span text:style-name="Default_20_Paragraph_20_Font"><text:span text:style-name="T6"> all red cards gain bounce.</text:span></text:span><text:span text:style-name="Default_20_Paragraph_20_Font"><text:span text:style-name="T4">IMPLEMENTED</text:span></text:span></text:p>
      <text:p text:style-name="normal1"><text:span text:style-name="Default_20_Paragraph_20_Font"><text:span text:style-name="T4">KGB <text:s/>Connections</text:span></text:span><text:span text:style-name="Default_20_Paragraph_20_Font"><text:span text:style-name="T6">: All face cards and Aces gain Cripple 1 (</text:span></text:span><text:span text:style-name="Default_20_Paragraph_20_Font"><text:span text:style-name="T4">Criple X</text:span></text:span><text:span text:style-name="Default_20_Paragraph_20_Font"><text:span text:style-name="T6">: Opponent discards X random cards when played) </text:span></text:span><text:span text:style-name="Default_20_Paragraph_20_Font"><text:span text:style-name="T4">IMPLEMENTED</text:span></text:span></text:p>
      <text:p text:style-name="normal1"><text:span text:style-name="Default_20_Paragraph_20_Font"><text:span text:style-name="T23">boss:</text:span></text:span></text:p>
      <text:p text:style-name="normal1"><text:span text:style-name="Default_20_Paragraph_20_Font"><text:span text:style-name="T6">Red </text:span></text:span><text:span text:style-name="Default_20_Paragraph_20_Font"><text:span text:style-name="T4">Star: <text:s text:c="3"/>red color cards become one suite IMPLEMENTED</text:span></text:span></text:p>
      <text:p text:style-name="normal1"><text:span text:style-name="Default_20_Paragraph_20_Font"><text:span text:style-name="T4">Black Star: </text:span></text:span><text:span text:style-name="Default_20_Paragraph_20_Font"><text:span text:style-name="T6">black color cards become one suite </text:span></text:span><text:span text:style-name="Default_20_Paragraph_20_Font"><text:span text:style-name="T4">IMPLEMENTED</text:span></text:span></text:p>
      <text:p text:style-name="P10"/>
      <text:p text:style-name="P6"/>
      <text:p text:style-name="P6"/>
      <text:p text:style-name="P6"/>
      <text:p text:style-name="P4"/>
      <text:p text:style-name="P4"/>
      <text:h text:style-name="P15" text:outline-level="3"><text:bookmark text:name="_vjkbwxa2kqbi"/><text:span text:style-name="Default_20_Paragraph_20_Font"><text:span text:style-name="T24">Blessings:</text:span></text:span></text:h>
      <text:p text:style-name="normal1"><text:span text:style-name="Default_20_Paragraph_20_Font"><text:span text:style-name="T6">First chosen at the start of the game, second one given after Xth boss match</text:span></text:span></text:p>
      <text:h text:style-name="P15" text:outline-level="3"><text:bookmark text:name="_ume396igv27d"/><text:span text:style-name="Default_20_Paragraph_20_Font"><text:span text:style-name="T25">Husky’s blessing (Spades)</text:span></text:span></text:h>
      <text:p text:style-name="normal1"><text:span text:style-name="Default_20_Paragraph_20_Font"><text:span text:style-name="T6">You’ve been blessed by the spirit of the Husky! They appreciate your adventurous spirit and loyalty</text:span></text:span></text:p>
      <text:list text:style-name="WWNum3">
        <text:list-item>
          <text:p text:style-name="P24"><text:span text:style-name="Default_20_Paragraph_20_Font"><text:span text:style-name="T4">Effect</text:span></text:span><text:span text:style-name="Default_20_Paragraph_20_Font"><text:span text:style-name="T6">: Spade cards are now </text:span></text:span><text:span text:style-name="Default_20_Paragraph_20_Font"><text:span text:style-name="T4">Huskies</text:span></text:span><text:span text:style-name="Default_20_Paragraph_20_Font"><text:span text:style-name="T6">.</text:span></text:span></text:p>
          <text:list>
            <text:list-item>
              <text:p text:style-name="P25"><text:span text:style-name="Default_20_Paragraph_20_Font"><text:span text:style-name="T4">Numeric Card</text:span></text:span><text:span text:style-name="Default_20_Paragraph_20_Font"><text:span text:style-name="T6">: When attacking an enemy, there is a </text:span></text:span><text:span text:style-name="Default_20_Paragraph_20_Font"><text:span text:style-name="T4">X% chance to freeze</text:span></text:span><text:span text:style-name="Default_20_Paragraph_20_Font"><text:span text:style-name="T6"> the enemy.</text:span></text:span></text:p>
            </text:list-item>
            <text:list-item>
              <text:p text:style-name="P25"><text:span text:style-name="Default_20_Paragraph_20_Font"><text:span text:style-name="T4">Face Card</text:span></text:span><text:span text:style-name="Default_20_Paragraph_20_Font"><text:span text:style-name="T6">: Freeze </text:span></text:span><text:span text:style-name="Default_20_Paragraph_20_Font"><text:span text:style-name="T4">all enemies</text:span></text:span><text:span text:style-name="Default_20_Paragraph_20_Font"><text:span text:style-name="T6">.</text:span></text:span></text:p>
            </text:list-item>
          </text:list>
        </text:list-item>
        <text:list-item>
          <text:p text:style-name="P26"><text:span text:style-name="Default_20_Paragraph_20_Font"><text:span text:style-name="T4">Freeze</text:span></text:span><text:span text:style-name="Default_20_Paragraph_20_Font"><text:span text:style-name="T6">: If frozen, the opponent cannot defend against your next card.</text:span></text:span></text:p>
        </text:list-item>
      </text:list>
      <text:p text:style-name="P7"/>
      <text:h text:style-name="P15" text:outline-level="3"><text:bookmark text:name="_7x5zjrl37xgl"/><text:span text:style-name="Default_20_Paragraph_20_Font"><text:span text:style-name="T26">Samoyed’s blessing (Hearts)</text:span></text:span></text:h>
      <text:p text:style-name="normal1"><text:span text:style-name="Default_20_Paragraph_20_Font"><text:span text:style-name="T6">The Samoyed’s warm blessing surrounds you! They admire your kind heart and nurturing nature</text:span></text:span></text:p>
      <text:list text:style-name="WWNum6">
        <text:list-item>
          <text:p text:style-name="P27"><text:soft-page-break/><text:span text:style-name="Default_20_Paragraph_20_Font"><text:span text:style-name="T4">Effect</text:span></text:span><text:span text:style-name="Default_20_Paragraph_20_Font"><text:span text:style-name="T6">: Heart cards are now </text:span></text:span><text:span text:style-name="Default_20_Paragraph_20_Font"><text:span text:style-name="T4">Samoyeds</text:span></text:span><text:span text:style-name="Default_20_Paragraph_20_Font"><text:span text:style-name="T6">.</text:span></text:span></text:p>
          <text:list>
            <text:list-item>
              <text:p text:style-name="P28"><text:span text:style-name="Default_20_Paragraph_20_Font"><text:span text:style-name="T4">Numeric Card</text:span></text:span><text:span text:style-name="Default_20_Paragraph_20_Font"><text:span text:style-name="T6">: When successfully blocking an attack, gain </text:span></text:span><text:span text:style-name="Default_20_Paragraph_20_Font"><text:span text:style-name="T4">regeneration</text:span></text:span><text:span text:style-name="Default_20_Paragraph_20_Font"><text:span text:style-name="T6">. Regenerate health equal to </text:span></text:span><text:span text:style-name="Default_20_Paragraph_20_Font"><text:span text:style-name="T4">50% of the card's numeric value per turn for 2 turns</text:span></text:span><text:span text:style-name="Default_20_Paragraph_20_Font"><text:span text:style-name="T6">.</text:span></text:span></text:p>
            </text:list-item>
            <text:list-item>
              <text:p text:style-name="P28"><text:span text:style-name="Default_20_Paragraph_20_Font"><text:span text:style-name="T4">Face Card</text:span></text:span><text:span text:style-name="Default_20_Paragraph_20_Font"><text:span text:style-name="T6">: When successfully blocking an attack, gain a </text:span></text:span><text:span text:style-name="Default_20_Paragraph_20_Font"><text:span text:style-name="T4">shield</text:span></text:span><text:span text:style-name="Default_20_Paragraph_20_Font"><text:span text:style-name="T6"> that absorbs the next attack </text:span></text:span><text:span text:style-name="Default_20_Paragraph_20_Font"><text:span text:style-name="T4">entirely</text:span></text:span><text:span text:style-name="Default_20_Paragraph_20_Font"><text:span text:style-name="T6">.</text:span></text:span></text:p>
            </text:list-item>
          </text:list>
        </text:list-item>
        <text:list-item>
          <text:p text:style-name="P28"><text:span text:style-name="Default_20_Paragraph_20_Font"><text:span text:style-name="T8">Regeneration</text:span></text:span><text:span text:style-name="Default_20_Paragraph_20_Font"><text:span text:style-name="T11">: Restores health gradually.</text:span></text:span></text:p>
          <text:list>
            <text:list-item>
              <text:p text:style-name="P29"><text:span text:style-name="Default_20_Paragraph_20_Font"><text:span text:style-name="T4">Shield</text:span></text:span><text:span text:style-name="Default_20_Paragraph_20_Font"><text:span text:style-name="T6">: Absorbs one attack without taking damage.</text:span></text:span></text:p>
            </text:list-item>
          </text:list>
        </text:list-item>
      </text:list>
      <text:h text:style-name="P15" text:outline-level="3"><text:bookmark text:name="_pu29wy7t2o1i"/><text:span text:style-name="Default_20_Paragraph_20_Font"><text:span text:style-name="T26">Borzoi’s blessing (Diamonds)</text:span></text:span></text:h>
      <text:p text:style-name="normal1"><text:span text:style-name="Default_20_Paragraph_20_Font"><text:span text:style-name="T6">A blessing of grace from the Borzoi! They see your elegance and quick thinking</text:span></text:span></text:p>
      <text:list text:style-name="WWNum5">
        <text:list-item>
          <text:p text:style-name="P30"><text:span text:style-name="Default_20_Paragraph_20_Font"><text:span text:style-name="T4">Effect</text:span></text:span><text:span text:style-name="Default_20_Paragraph_20_Font"><text:span text:style-name="T6">: Diamond cards are now </text:span></text:span><text:span text:style-name="Default_20_Paragraph_20_Font"><text:span text:style-name="T4">Borzois</text:span></text:span><text:span text:style-name="Default_20_Paragraph_20_Font"><text:span text:style-name="T6">.</text:span></text:span></text:p>
          <text:list>
            <text:list-item>
              <text:p text:style-name="P31"><text:span text:style-name="Default_20_Paragraph_20_Font"><text:span text:style-name="T4">Numeric Card</text:span></text:span><text:span text:style-name="Default_20_Paragraph_20_Font"><text:span text:style-name="T6">: When attacking an enemy, deal </text:span></text:span><text:span text:style-name="Default_20_Paragraph_20_Font"><text:span text:style-name="T4">piercing damage</text:span></text:span><text:span text:style-name="Default_20_Paragraph_20_Font"><text:span text:style-name="T6"> equal to the card’s value.</text:span></text:span></text:p>
            </text:list-item>
            <text:list-item>
              <text:p text:style-name="P31"><text:span text:style-name="Default_20_Paragraph_20_Font"><text:span text:style-name="T4">Face Card</text:span></text:span><text:span text:style-name="Default_20_Paragraph_20_Font"><text:span text:style-name="T6">: Deal </text:span></text:span><text:span text:style-name="Default_20_Paragraph_20_Font"><text:span text:style-name="T4">piercing damage to all enemies</text:span></text:span><text:span text:style-name="Default_20_Paragraph_20_Font"><text:span text:style-name="T6"> for </text:span></text:span><text:span text:style-name="Default_20_Paragraph_20_Font"><text:span text:style-name="T4">60%</text:span></text:span><text:span text:style-name="Default_20_Paragraph_20_Font"><text:span text:style-name="T6"> of the card’s value.</text:span></text:span></text:p>
            </text:list-item>
          </text:list>
        </text:list-item>
        <text:list-item>
          <text:p text:style-name="P32"><text:span text:style-name="Default_20_Paragraph_20_Font"><text:span text:style-name="T4">Piercing Damage</text:span></text:span><text:span text:style-name="Default_20_Paragraph_20_Font"><text:span text:style-name="T6">: Ignores the enemy’s </text:span></text:span><text:span text:style-name="Default_20_Paragraph_20_Font"><text:span text:style-name="T4">defense/resistance</text:span></text:span><text:span text:style-name="Default_20_Paragraph_20_Font"><text:span text:style-name="T6">.</text:span></text:span></text:p>
        </text:list-item>
      </text:list>
      <text:p text:style-name="P7"/>
      <text:p text:style-name="normal1"><text:span text:style-name="Default_20_Paragraph_20_Font"><text:span text:style-name="T27">Black Russian Terrier</text:span></text:span><text:span text:style-name="Default_20_Paragraph_20_Font"><text:span text:style-name="T1">’s blessing </text:span></text:span><text:span text:style-name="Default_20_Paragraph_20_Font"><text:span text:style-name="T27">(Clubs)</text:span></text:span></text:p>
      <text:p text:style-name="normal1"><text:span text:style-name="Default_20_Paragraph_20_Font"><text:span text:style-name="T6">You’re blessed with the might of the Black Russian Terrier! They respect your strength and determination</text:span></text:span></text:p>
      <text:list text:style-name="WWNum9">
        <text:list-item>
          <text:p text:style-name="P33"><text:span text:style-name="Default_20_Paragraph_20_Font"><text:span text:style-name="T4">Effect</text:span></text:span><text:span text:style-name="Default_20_Paragraph_20_Font"><text:span text:style-name="T6">: Club cards are now </text:span></text:span><text:span text:style-name="Default_20_Paragraph_20_Font"><text:span text:style-name="T4">Black Russian Terriers</text:span></text:span><text:span text:style-name="Default_20_Paragraph_20_Font"><text:span text:style-name="T6">.</text:span></text:span></text:p>
          <text:list>
            <text:list-item>
              <text:p text:style-name="P34"><text:span text:style-name="Default_20_Paragraph_20_Font"><text:span text:style-name="T4">Numeric Card</text:span></text:span><text:span text:style-name="Default_20_Paragraph_20_Font"><text:span text:style-name="T6">: When successfully blocking an attack, apply </text:span></text:span><text:span text:style-name="Default_20_Paragraph_20_Font"><text:span text:style-name="T4">Weakness</text:span></text:span><text:span text:style-name="Default_20_Paragraph_20_Font"><text:span text:style-name="T6"> to the attacker. Weakness lasts for an amount equal to the number of cards you blocked.</text:span></text:span></text:p>
            </text:list-item>
            <text:list-item>
              <text:p text:style-name="P34"><text:span text:style-name="Default_20_Paragraph_20_Font"><text:span text:style-name="T4">Face Card</text:span></text:span><text:span text:style-name="Default_20_Paragraph_20_Font"><text:span text:style-name="T6">: Apply </text:span></text:span><text:span text:style-name="Default_20_Paragraph_20_Font"><text:span text:style-name="T4">Weakness x2</text:span></text:span><text:span text:style-name="Default_20_Paragraph_20_Font"><text:span text:style-name="T6"> to </text:span></text:span><text:span text:style-name="Default_20_Paragraph_20_Font"><text:span text:style-name="T4">all enemies</text:span></text:span><text:span text:style-name="Default_20_Paragraph_20_Font"><text:span text:style-name="T6"> for </text:span></text:span><text:span text:style-name="Default_20_Paragraph_20_Font"><text:span text:style-name="T4">one turn</text:span></text:span><text:span text:style-name="Default_20_Paragraph_20_Font"><text:span text:style-name="T6">.</text:span></text:span></text:p>
            </text:list-item>
          </text:list>
        </text:list-item>
        <text:list-item>
          <text:p text:style-name="P35"><text:span text:style-name="Default_20_Paragraph_20_Font"><text:span text:style-name="T4">Weakness</text:span></text:span><text:span text:style-name="Default_20_Paragraph_20_Font"><text:span text:style-name="T6">: Enemies deal </text:span></text:span><text:span text:style-name="Default_20_Paragraph_20_Font"><text:span text:style-name="T4">half damage</text:span></text:span><text:span text:style-name="Default_20_Paragraph_20_Font"><text:span text:style-name="T6"> to you, and you deal </text:span></text:span><text:span text:style-name="Default_20_Paragraph_20_Font"><text:span text:style-name="T4">double damage</text:span></text:span><text:span text:style-name="Default_20_Paragraph_20_Font"><text:span text:style-name="T6"> to them.</text:span></text:span></text:p>
        </text:list-item>
      </text:list>
      <text:p text:style-name="P4"/>
      <text:p text:style-name="P4"/>
      <text:p text:style-name="P4"/>
      <text:p text:style-name="normal1"><text:span text:style-name="Default_20_Paragraph_20_Font"><text:span text:style-name="T6"><text:tab/><text:tab/></text:span></text:span></text:p>
      <text:p text:style-name="normal1"><text:span text:style-name="Default_20_Paragraph_20_Font"><text:span text:style-name="T3">Progression:</text:span></text:span></text:p>
      <text:p text:style-name="P2">Terms:</text:p>
      <text:p text:style-name="normal1"><text:span text:style-name="Default_20_Paragraph_20_Font"><text:span text:style-name="T4">Match</text:span></text:span><text:span text:style-name="Default_20_Paragraph_20_Font"><text:span text:style-name="T6">: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4">Boss match</text:span></text:span><text:span text:style-name="Default_20_Paragraph_20_Font"><text:span text:style-name="T6">: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4">Day</text:span></text:span><text:span text:style-name="Default_20_Paragraph_20_Font"><text:span text:style-name="T6">: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4">Downtime</text:span></text:span><text:span text:style-name="Default_20_Paragraph_20_Font"><text:span text:style-name="T6">: A time in-between games where you can spend rest points ([R]) <text:s/>to perform different actions. You start with X [R]</text:span></text:span></text:p>
      <text:p text:style-name="normal1"><text:span text:style-name="Default_20_Paragraph_20_Font"><text:span text:style-name="T6"><text:tab/></text:span></text:span><text:span text:style-name="Default_20_Paragraph_20_Font"><text:span text:style-name="T4">Shop [R]</text:span></text:span><text:span text:style-name="Default_20_Paragraph_20_Font"><text:span text:style-name="T6">: Buy relics and cards to improve your run</text:span></text:span></text:p>
      <text:p text:style-name="P11"><text:span text:style-name="Default_20_Paragraph_20_Font"><text:span text:style-name="T4">Rest [R]</text:span></text:span><text:span text:style-name="Default_20_Paragraph_20_Font"><text:span text:style-name="T6">: <text:s/>Regenerate health equal to X% of your health(Healing bonuses apply)</text:span></text:span></text:p>
      <text:p text:style-name="P11"><text:span text:style-name="Default_20_Paragraph_20_Font"><text:span text:style-name="T4">Godalka [R] [R]</text:span></text:span><text:span text:style-name="Default_20_Paragraph_20_Font"><text:span text:style-name="T6">: visit a shaman that can alter your fate, make deals with you and modify your cards in bulk.</text:span></text:span></text:p>
      <text:p text:style-name="normal1"><text:span text:style-name="Default_20_Paragraph_20_Font"><text:span text:style-name="T28">Progression plan</text:span></text:span><text:span text:style-name="Default_20_Paragraph_20_Font"><text:span text:style-name="T29">:</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Downtime -&gt; Boss match</text:span></text:span></text:p>
      <text:p text:style-name="normal1"><text:span text:style-name="Default_20_Paragraph_20_Font"><text:span text:style-name="T6">* <text:s/>X</text:span></text:span></text:p>
      <text:p text:style-name="normal1"><text:span text:style-name="Default_20_Paragraph_20_Font"><text:span text:style-name="T6">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6"><text:tab/><text:tab/><text:tab/><text:tab/></text:span></text:span></text:p>
      <text:p text:style-name="normal1"><text:span text:style-name="Default_20_Paragraph_20_Font"><text:span text:style-name="T30"><text:tab/><text:tab/><text:tab/><text:tab/></text:span></text:span></text:p>
      <text:p text:style-name="P12"/>
      <text:p text:style-name="P12"/>
      <text:p text:style-name="normal1"><text:span text:style-name="Default_20_Paragraph_20_Font"><text:span text:style-name="T30">Gadalka is and optional Feature we will implement later into the game when testing everything</text:span></text:span></text:p>
      <text:p text:style-name="P12"/>
      <text:p text:style-name="P12"/>
      <text:p text:style-name="P12"/>
      <text:p text:style-name="P12"/>
      <text:p text:style-name="P13"><text:soft-page-break/></text:p>
      <text:p text:style-name="P13"/>
      <text:p text:style-name="P13"/>
      <text:p text:style-name="P12"/>
      <text:p text:style-name="P12"/>
      <text:p text:style-name="P12"/>
      <text:p text:style-name="P12"/>
      <text:p text:style-name="normal1"><text:span text:style-name="Default_20_Paragraph_20_Font"><text:span text:style-name="T59">Encounters:</text:span></text:span><text:span text:style-name="Default_20_Paragraph_20_Font"><text:span text:style-name="T30"><text:line-break/>Day 1: 50hp <text:s text:c="3"/>deck until 10 <text:s/>of all suits philosophy: cannot need modifiers to beat, relies on early card superiority</text:span></text:span></text:p>
      <text:p text:style-name="normal1"><text:span text:style-name="Default_20_Paragraph_20_Font"><text:span text:style-name="T32">Furtive FSB informant</text:span></text:span><text:span text:style-name="Default_20_Paragraph_20_Font"><text:span text:style-name="T30">:5 random cards have parry and every time you play a face card you receive 4 damage.</text:span></text:span></text:p>
      <text:p text:style-name="normal1"><text:span text:style-name="Default_20_Paragraph_20_Font"><text:span text:style-name="T32">Pushing Pug</text:span></text:span><text:span text:style-name="Default_20_Paragraph_20_Font"><text:span text:style-name="T30">:5 random cards have restoring and the defending player receives 1 damage for each unblocked card.</text:span></text:span></text:p>
      <text:p text:style-name="normal1"><text:span text:style-name="Default_20_Paragraph_20_Font"><text:span text:style-name="T32">Hot Dog</text:span></text:span><text:span text:style-name="Default_20_Paragraph_20_Font"><text:span text:style-name="T30">:15 random cards have burn 1 and the opponent receives 5 damage at the end of each turn.</text:span></text:span></text:p>
      <text:p text:style-name="normal1"><text:span text:style-name="Default_20_Paragraph_20_Font"><text:span text:style-name="T32">Crazed Communist</text:span></text:span><text:span text:style-name="Default_20_Paragraph_20_Font"><text:span text:style-name="T30">: only red cards and you receive 2 damage for each black card played.</text:span></text:span></text:p>
      <text:p text:style-name="normal1"><text:span text:style-name="Default_20_Paragraph_20_Font"><text:span text:style-name="T32">Dramatic Union Democrat</text:span></text:span><text:span text:style-name="Default_20_Paragraph_20_Font"><text:span text:style-name="T30">: only black cards and you receive 2 damage for each red card played.</text:span></text:span></text:p>
      <text:p text:style-name="normal1"><text:span text:style-name="Default_20_Paragraph_20_Font"><text:span text:style-name="T32">Even-tempered Terrier: </text:span></text:span><text:span text:style-name="Default_20_Paragraph_20_Font"><text:span text:style-name="T30">2 damage per odd numbered <text:s/>card played.</text:span></text:span></text:p>
      <text:p text:style-name="normal1"><text:span text:style-name="Default_20_Paragraph_20_Font"><text:span text:style-name="T32">Odd-looking Borzoi</text:span></text:span><text:span text:style-name="Default_20_Paragraph_20_Font"><text:span text:style-name="T30">: 2 damage per even numbered card played.</text:span></text:span></text:p>
      <text:p text:style-name="normal1"><text:span text:style-name="Default_20_Paragraph_20_Font"><text:span text:style-name="T32">Spiked Shepherded</text:span></text:span><text:span text:style-name="Default_20_Paragraph_20_Font"><text:span text:style-name="T30">:20 cards have spiky 2, receives double damage</text:span></text:span></text:p>
      <text:p text:style-name="normal1"><text:span text:style-name="Default_20_Paragraph_20_Font"><text:span text:style-name="T32">Militsiya Malinois</text:span></text:span><text:span text:style-name="Default_20_Paragraph_20_Font"><text:span text:style-name="T30">:10 random card have restoring random number cannot be played.</text:span></text:span></text:p>
      <text:p text:style-name="P12"/>
      <text:p text:style-name="P12"/>
      <text:p text:style-name="P12">Day 2: 100hp <text:s/>deck until J <text:s/>of all suits can rely on needing modifiers to out damage or out sustain the damage.</text:p>
      <text:p text:style-name="normal1"><text:span text:style-name="Default_20_Paragraph_20_Font"><text:span text:style-name="T32">Munching Mastiff</text:span></text:span><text:span text:style-name="Default_20_Paragraph_20_Font"><text:span text:style-name="T30">: Even cards have restoring, opponent heals 2hp at the end of the turn.</text:span></text:span></text:p>
      <text:p text:style-name="normal1"><text:span text:style-name="Default_20_Paragraph_20_Font"><text:span text:style-name="T32">FSB operative</text:span></text:span><text:span text:style-name="Default_20_Paragraph_20_Font"><text:span text:style-name="T30">: odd cards have parry, you cannot play face cards.</text:span></text:span></text:p>
      <text:p text:style-name="normal1"><text:span text:style-name="Default_20_Paragraph_20_Font"><text:span text:style-name="T32">Pripyat Poodle</text:span></text:span><text:span text:style-name="Default_20_Paragraph_20_Font"><text:span text:style-name="T30">(poodle with straight hair, DNA change): <text:s/>At the end of each turn you loose 10 hp, you deal double damage to the opponent.</text:span></text:span></text:p>
      <text:p text:style-name="normal1"><text:span text:style-name="Default_20_Paragraph_20_Font"><text:span text:style-name="T32">Ravenous Rottweiler</text:span></text:span><text:span text:style-name="Default_20_Paragraph_20_Font"><text:span text:style-name="T30">:5 random cards have spiky, the opponent heals for 15% of the damage they deal with unblocked cards.</text:span></text:span></text:p>
      <text:p text:style-name="normal1"><text:span text:style-name="Default_20_Paragraph_20_Font"><text:span text:style-name="T32">Alcoholic Anatolya</text:span></text:span><text:span text:style-name="Default_20_Paragraph_20_Font"><text:span text:style-name="T30"> (Anatolian shepherd with a pun its its name making the name sound more russian): +1 to 10 cards <text:s/>2 damage it it’s owner <text:s/>for each card discarded. 2 damage to its owner for each card drawn.</text:span></text:span></text:p>
      <text:p text:style-name="normal1"><text:span text:style-name="Default_20_Paragraph_20_Font"><text:span text:style-name="T32">Aviator Afghan Hound</text:span></text:span><text:span text:style-name="Default_20_Paragraph_20_Font"><text:span text:style-name="T30">: 20 random cards have bounce, bounce effects deal 4 more damage.</text:span></text:span></text:p>
      <text:p text:style-name="normal1"><text:span text:style-name="Default_20_Paragraph_20_Font"><text:span text:style-name="T32">OMON Storozhevaya  </text:span></text:span><text:span text:style-name="Default_20_Paragraph_20_Font"><text:span text:style-name="T30">(represent a Moscow Watchdog): 10 cards have burn 1, 10 cards have spiky, any damage dealt to the opponent is reduced by 5.</text:span></text:span></text:p>
      <text:p text:style-name="normal1"><text:span text:style-name="Default_20_Paragraph_20_Font"><text:span text:style-name="T32">The Breadline Swindler</text:span></text:span><text:span text:style-name="Default_20_Paragraph_20_Font"><text:span text:style-name="T30">: <text:s/>hand size of 9, <text:s/>10 cards have bounce, 10 burn 1, 10 spiky. If the opponent is made to discard cards they take 10 damage per card discarded. At the end of the turn, discard left most card.</text:span></text:span></text:p>
      <text:p text:style-name="normal1"><text:span text:style-name="Default_20_Paragraph_20_Font"><text:span text:style-name="T32">Russian Roulette Rascal</text:span></text:span><text:span text:style-name="Default_20_Paragraph_20_Font"><text:span text:style-name="T30">: after each turn flip a coin,  Crest X% opponent takes 35 damage, <text:s/>Grate X% you take 35 damage. For each point of <text:s/>damage you take increases the probability of Grate by 1%. Each point of damage the opponent takes increases the probability of Crest by 1%.</text:span></text:span></text:p>
      <text:p text:style-name="P2"/>
      <text:p text:style-name="P12"/>
      <text:p text:style-name="P2"/>
      <text:p text:style-name="P12">Day 3:150hp full <text:s/>deck crazy shit in general, objectively unfair, fuck you lol</text:p>
      <text:p text:style-name="normal1"><text:span text:style-name="Default_20_Paragraph_20_Font"><text:span text:style-name="T32">Siberian Bear Hunter</text:span></text:span><text:span text:style-name="Default_20_Paragraph_20_Font"><text:span text:style-name="T30">: All cards start by having spiky </text:span></text:span><text:span text:style-name="Default_20_Paragraph_20_Font"><text:span text:style-name="T31">5</text:span></text:span><text:span text:style-name="Default_20_Paragraph_20_Font"><text:span text:style-name="T30">. Each time and unblocked card does damage to you, all of the opponents cards gain spiky 1.</text:span></text:span></text:p>
      <text:p text:style-name="P36"><text:span text:style-name="Default_20_Paragraph_20_Font"><text:span text:style-name="T32">Virtuoso: </text:span></text:span><text:span text:style-name="Default_20_Paragraph_20_Font"><text:span text:style-name="T39">hand size of 20. if you defend all their cards they receive 50 damage. </text:span></text:span><text:span text:style-name="Default_20_Paragraph_20_Font"><text:span text:style-name="T40">Each card has burn </text:span></text:span><text:span text:style-name="Default_20_Paragraph_20_Font"><text:span text:style-name="T41">2</text:span></text:span><text:span text:style-name="Default_20_Paragraph_20_Font"><text:span text:style-name="T40">.</text:span></text:span></text:p>
      <text:p text:style-name="P39"><text:span text:style-name="Default_20_Paragraph_20_Font"><text:span text:style-name="T33">Tanker Terrier</text:span></text:span><text:span text:style-name="Default_20_Paragraph_20_Font"><text:span text:style-name="T42">: 15 random cards have Bounce, 15 random cards have Spiky 3. When the opponent is above 75 hp they take 5 damage less from all sources. When they are below that threshold they take triple damage.</text:span></text:span></text:p>
      <text:p text:style-name="P42"><text:span text:style-name="Default_20_Paragraph_20_Font"><text:span text:style-name="T33">The Kremlin Kleptocrat</text:span></text:span><text:span text:style-name="Default_20_Paragraph_20_Font"><text:span text:style-name="T42">: </text:span></text:span><text:span text:style-name="Default_20_Paragraph_20_Font"><text:span text:style-name="T46">every time </text:span></text:span><text:span text:style-name="Default_20_Paragraph_20_Font"><text:span text:style-name="T47">a card you own gets</text:span></text:span><text:span text:style-name="Default_20_Paragraph_20_Font"><text:span text:style-name="T46"> discard</text:span></text:span><text:span text:style-name="Default_20_Paragraph_20_Font"><text:span text:style-name="T47">ed, </text:span></text:span><text:span text:style-name="Default_20_Paragraph_20_Font"><text:span text:style-name="T46"><text:s/>the opponent creates a copy of that card in his deck, removing another card he has at random.</text:span></text:span></text:p>
      <text:p text:style-name="P42"><text:span text:style-name="Default_20_Paragraph_20_Font"><text:span text:style-name="T36">The Perestroika P</text:span></text:span><text:span text:style-name="Default_20_Paragraph_20_Font"><text:span text:style-name="T37">ragmatist (a pug)</text:span></text:span><text:span text:style-name="Default_20_Paragraph_20_Font"><text:span text:style-name="T48">: all cards have draw 1, at the end of each turn <text:s/>discard all of your remaining hand. </text:span></text:span><text:span text:style-name="Default_20_Paragraph_20_Font"><text:span text:style-name="T49">You receive 2 damage per card discarded.</text:span></text:span></text:p>
      <text:p text:style-name="P43"><text:span text:style-name="Default_20_Paragraph_20_Font"><text:span text:style-name="T38">The Troika Terror</text:span></text:span><text:span text:style-name="Default_20_Paragraph_20_Font"><text:span text:style-name="T50">: each third instance of damage is tripled.</text:span></text:span></text:p>
      <text:p text:style-name="P43"><text:span text:style-name="Default_20_Paragraph_20_Font"><text:span text:style-name="T38">The Jade Rod Jailer</text:span></text:span><text:span text:style-name="Default_20_Paragraph_20_Font"><text:span text:style-name="T50">: </text:span></text:span><text:span text:style-name="Default_20_Paragraph_20_Font"><text:span text:style-name="T52">and the start of the game, 10 cards are taken from your deck until the end of the turn. </text:span></text:span><text:span text:style-name="Default_20_Paragraph_20_Font"><text:span text:style-name="T53">You cannot play them. </text:span></text:span><text:span text:style-name="Default_20_Paragraph_20_Font"><text:span text:style-name="T54">10 cards have resotring , 10 cards have spiky.</text:span></text:span></text:p>
      <text:p text:style-name="P45"><text:span text:style-name="T15">The Tax Collector</text:span>: <text:span text:style-name="T60">you lose rubles equal to the amount of damage dealt to you.</text:span></text:p>
      <text:p text:style-name="P44"><text:span text:style-name="Default_20_Paragraph_20_Font"><text:span text:style-name="T51"/></text:span></text:p>
      <text:p text:style-name="P42"><text:soft-page-break/><text:span text:style-name="Default_20_Paragraph_20_Font"><text:span text:style-name="T49"/></text:span></text:p>
      <text:p text:style-name="P42"><text:span text:style-name="Default_20_Paragraph_20_Font"><text:span text:style-name="T49"/></text:span></text:p>
      <text:p text:style-name="P42"><text:span text:style-name="Default_20_Paragraph_20_Font"><text:span text:style-name="T49"/></text:span></text:p>
      <text:p text:style-name="P42"><text:span text:style-name="Default_20_Paragraph_20_Font"><text:span text:style-name="T49"/></text:span></text:p>
      <text:p text:style-name="P42"><text:span text:style-name="Default_20_Paragraph_20_Font"><text:span text:style-name="T49"/></text:span></text:p>
      <text:p text:style-name="P42"><text:span text:style-name="Default_20_Paragraph_20_Font"><text:span text:style-name="T49"/></text:span></text:p>
      <text:p text:style-name="P42"><text:span text:style-name="Default_20_Paragraph_20_Font"><text:span text:style-name="T43">Bosses <text:s/>weird decks that are custom for each boss, interesting mechanic and some modifiers thrown in.</text:span></text:span></text:p>
      <text:p text:style-name="P40"><text:span text:style-name="Default_20_Paragraph_20_Font"><text:span text:style-name="T34">Corrupt Minister </text:span></text:span><text:span text:style-name="Default_20_Paragraph_20_Font"><text:span text:style-name="T35">Mastiff</text:span></text:span><text:span text:style-name="Default_20_Paragraph_20_Font"><text:span text:style-name="T43">: hand size of 3, </text:span></text:span><text:span text:style-name="Default_20_Paragraph_20_Font"><text:span text:style-name="T44">all deck is face cards </text:span></text:span><text:span text:style-name="Default_20_Paragraph_20_Font"><text:span text:style-name="T45">J-K</text:span></text:span><text:span text:style-name="Default_20_Paragraph_20_Font"><text:span text:style-name="T44">. At the end of the turn receive 5 damage for each card in hand.</text:span></text:span></text:p>
      <text:p text:style-name="P40"><text:span text:style-name="T58">The Gypsy Wolfhound</text:span>: <text:span text:style-name="T55"><text:s/></text:span><text:span text:style-name="T56">at the start of each turn the opponent nominates 3 random cards, If you have them in your hand at the end of the turn you recieve damage equal to the cards damage +5;</text:span></text:p>
      <text:p text:style-name="P40"><text:span text:style-name="T56">:</text:span><text:span text:style-name="T57">you cannot play the suit that was last played.</text:span></text:p>
      <text:p text:style-name="P12"/>
      <text:p text:style-name="P2"/>
      <text:p text:style-name="normal1"><text:span text:style-name="Default_20_Paragraph_20_Font"><text:span text:style-name="T30">Bosses; 200*day(200,400,600)</text:span></text:span></text:p>
      <text:p text:style-name="normal1"><text:span text:style-name="Default_20_Paragraph_20_Font"><text:span text:style-name="T32">Obese Dvorniashka</text:span></text:span><text:span text:style-name="Default_20_Paragraph_20_Font"><text:span text:style-name="T30">: Full Deck All cards have restoring <text:s text:c="2"/>IMPLEMENTED</text:span></text:span></text:p>
      <text:p text:style-name="normal1"><text:span text:style-name="Default_20_Paragraph_20_Font"><text:span text:style-name="T32">Swift Dvorniashka</text:span></text:span><text:span text:style-name="Default_20_Paragraph_20_Font"><text:span text:style-name="T30"> : Full Deck All Cards have parry <text:s/>IMPLEMENTED</text:span></text:span></text:p>
      <text:p text:style-name="normal1"><text:span text:style-name="Default_20_Paragraph_20_Font"><text:span text:style-name="T32">Bouncer Dvorniashka:</text:span></text:span><text:span text:style-name="Default_20_Paragraph_20_Font"><text:span text:style-name="T30"> Full Deck All Cards have bounce and burn 2 IMPLEMENTED</text:span></text:span></text:p>
      <text:p text:style-name="normal1"><text:span text:style-name="Default_20_Paragraph_20_Font"><text:span text:style-name="T32">Bear?</text:span></text:span><text:span text:style-name="Default_20_Paragraph_20_Font"><text:span text:style-name="T30">: full deck, has balalaika item passive (every third instance of damage is tripled). All cards have burn 1 IMPLEMENTED</text:span></text:span></text:p>
      <text:p text:style-name="normal1"><text:span text:style-name="Default_20_Paragraph_20_Font"><text:span text:style-name="T32">Virtuoso: </text:span></text:span><text:span text:style-name="Default_20_Paragraph_20_Font"><text:span text:style-name="T30">full deck, burn 7 and cripple on all 7s and a hand size of 10.</text:span></text:span></text:p>
      <text:p text:style-name="P2"/>
      <text:p text:style-name="P2"/>
      <text:p text:style-name="P2">Brainstorm:</text:p>
      <text:p text:style-name="P2">Card restrictions:</text:p>
      <text:p text:style-name="P2">Specific number</text:p>
      <text:p text:style-name="P2">Specific suit</text:p>
      <text:p text:style-name="P2">Even numbers</text:p>
      <text:p text:style-name="P2">Odd numbers<text:line-break/>Actions: on draw, on play, on reverse,on defend, cards being discarded.</text:p>
      <text:p text:style-name="P2"/>
      <text:p text:style-name="P2">Test for durak deck:</text:p>
      <text:p text:style-name="P2">Can reverse <text:s/>well</text:p>
      <text:p text:style-name="P2">Has high cards</text:p>
      <text:p text:style-name="P2">Has low <text:s/>cards as well.</text:p>
      <text:p text:style-name="P2">Has sustain.</text:p>
      <text:p text:style-name="P2">Has enough dp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ctive Items (Usable once per encounter):</text:p>
      <text:p text:style-name="P14"><text:soft-page-break/>Rare (non stackable appear in shops):</text:p>
      <text:p text:style-name="normal1"><text:span text:style-name="Default_20_Paragraph_20_Font"><text:span text:style-name="T5">Emergency Contact</text:span></text:span><text:span text:style-name="Default_20_Paragraph_20_Font"><text:span text:style-name="T6">: discard right-most card, draw 1 card and heal 5 hp.</text:span></text:span><text:span text:style-name="Default_20_Paragraph_20_Font"><text:span text:style-name="T4">IMPLEMENTED</text:span></text:span></text:p>
      <text:p text:style-name="normal1"><text:span text:style-name="Default_20_Paragraph_20_Font"><text:span text:style-name="T5">Stray's Lucky Coin: </text:span></text:span><text:span text:style-name="Default_20_Paragraph_20_Font"><text:span text:style-name="T6">A chance to either have two random cards discarded from you hand (%) or making the opponent discard 2 cards(%). A given outcome increases its possibility to happen in the future.</text:span></text:span><text:span text:style-name="Default_20_Paragraph_20_Font"><text:span text:style-name="T4"> IMPLEMENTED</text:span></text:span></text:p>
      <text:p text:style-name="normal1"><text:span text:style-name="Default_20_Paragraph_20_Font"><text:span text:style-name="T5">The Iron Curtain </text:span></text:span><text:span text:style-name="Default_20_Paragraph_20_Font"><text:span text:style-name="T6">:Spades cannot be played this turn. </text:span></text:span><text:span text:style-name="Default_20_Paragraph_20_Font"><text:span text:style-name="T4">IMPLEMENTED</text:span></text:span></text:p>
      <text:p text:style-name="normal1"><text:span text:style-name="Default_20_Paragraph_20_Font"><text:span text:style-name="T5">The Ptyuch Fold</text:span></text:span><text:span text:style-name="Default_20_Paragraph_20_Font"><text:span text:style-name="T6">: Clubs cannot be played this turn.</text:span></text:span><text:span text:style-name="Default_20_Paragraph_20_Font"><text:span text:style-name="T4">IMPLEMENTED</text:span></text:span></text:p>
      <text:p text:style-name="normal1"><text:span text:style-name="Default_20_Paragraph_20_Font"><text:span text:style-name="T5">The Red Tape</text:span></text:span><text:span text:style-name="Default_20_Paragraph_20_Font"><text:span text:style-name="T6">: Hearts cannot be played this turn.</text:span></text:span><text:span text:style-name="Default_20_Paragraph_20_Font"><text:span text:style-name="T4">IMPLEMENTED</text:span></text:span></text:p>
      <text:p text:style-name="normal1"><text:span text:style-name="Default_20_Paragraph_20_Font"><text:span text:style-name="T5">The Mir Directive</text:span></text:span><text:span text:style-name="Default_20_Paragraph_20_Font"><text:span text:style-name="T6">: Diamonds cannot be played this turn.</text:span></text:span><text:span text:style-name="Default_20_Paragraph_20_Font"><text:span text:style-name="T4">IMPLEMENTED</text:span></text:span></text:p>
      <text:p text:style-name="P4"/>
      <text:p text:style-name="P14">Legendary:</text:p>
      <text:p text:style-name="P38"><text:span text:style-name="Default_20_Paragraph_20_Font"><text:span text:style-name="T10">Oligarch’s Prestige</text:span></text:span><text:span text:style-name="Default_20_Paragraph_20_Font"><text:span text:style-name="T8">: </text:span></text:span><text:span text:style-name="Default_20_Paragraph_20_Font"><text:span text:style-name="T9">o</text:span></text:span><text:span text:style-name="Default_20_Paragraph_20_Font"><text:span text:style-name="T12">pponent discards a card for each modified card in your hand.</text:span></text:span></text:p>
      <text:p text:style-name="normal1"><text:span text:style-name="Default_20_Paragraph_20_Font"><text:span text:style-name="T5">The Sentinel's Farewell</text:span></text:span><text:span text:style-name="Default_20_Paragraph_20_Font"><text:span text:style-name="T6">: Set your life total to 1 hp. You cannot receive damage this turn.</text:span></text:span><text:span text:style-name="Default_20_Paragraph_20_Font"><text:span text:style-name="T4">IMPLEMENTED</text:span></text:span></text:p>
      <text:p text:style-name="normal1"><text:span text:style-name="Default_20_Paragraph_20_Font"><text:span text:style-name="T5">Muzzle: </text:span></text:span><text:span text:style-name="Default_20_Paragraph_20_Font"><text:span text:style-name="T6">opponent cannot play face cards for one turn.</text:span></text:span><text:span text:style-name="Default_20_Paragraph_20_Font"><text:span text:style-name="T4">IMPLEMENTED</text:span></text:span></text:p>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normal1"><text:span text:style-name="Default_20_Paragraph_20_Font"><text:span text:style-name="T30">TODO:</text:span></text:span></text:p>
      <text:p text:style-name="normal1"><text:span text:style-name="Default_20_Paragraph_20_Font"><text:span text:style-name="T30">active items</text:span></text:span></text:p>
      <text:p text:style-name="normal1"><text:span text:style-name="Default_20_Paragraph_20_Font"><text:span text:style-name="T30">make end of match screen slide out from the bottom.</text:span></text:span></text:p>
      <text:p text:style-name="P12">Add more interesting encounters.</text:p>
      <text:p text:style-name="normal1"><text:span text:style-name="Default_20_Paragraph_20_Font"><text:span text:style-name="T30">put boxed into the item panels like mewgenics</text:span></text:span></text:p>
      <text:p text:style-name="normal1"><text:span text:style-name="Default_20_Paragraph_20_Font"><text:span text:style-name="T30">update opponent to play clever with modifiers, prioritize restoring when lo health, attack with spiky/burn cards, try to reverse with parry, defend with bounce if possible.</text:span></text:span></text:p>
      <text:p text:style-name="P2"/>
      <text:p text:style-name="P2"/>
      <text:p text:style-name="P2"/>
      <text:p text:style-name="P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style:font-face style:name="quote-cjk-patch" svg:font-family="quote-cjk-patch, Inter, system-ui, apple-system, BlinkMacSystemFont, 'Segoe UI', Roboto, Oxygen, Ubuntu, Cantarell, 'Open Sans', 'Helvetica Neue', sans-serif"/>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Numbering_20_Symbols" style:display-name="Numbering Symbols"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officeooo:rsid="001cbf9b" officeooo:paragraph-rsid="001cbf9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normal1"/>
      </style:header>
      <style:footer>
        <text:p text:style-name="MP1">Mano compuesta merging card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2-25T11:02:14.206939936</dc:date>
    <meta:editing-cycles>349</meta:editing-cycles>
    <meta:editing-duration>PT14H47M31S</meta:editing-duration>
    <meta:document-statistic meta:table-count="0" meta:image-count="0" meta:object-count="0" meta:page-count="9" meta:paragraph-count="211" meta:word-count="2688" meta:character-count="15503" meta:non-whitespace-character-count="13001"/>
    <meta:user-defined meta:name="AppVersion">15.0000</meta:user-defined>
    <meta:template xlink:type="simple" xlink:actuate="onRequest" xlink:title="" xlink:href="Normal.dotm"/>
  </office:meta>
</office:document-meta>
</file>